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styles.xml"/>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margin-left="0.4925in" fo:margin-right="0in" fo:text-indent="-0.25in" style:auto-text-indent="false"/>
    </style:style>
    <style:style style:name="P3" style:family="paragraph" style:parent-style-name="Text_20_body" style:list-style-name="L1">
      <style:paragraph-properties fo:margin-left="0.4925in" fo:margin-right="0in" fo:text-indent="-0.25in" style:auto-text-indent="false"/>
    </style:style>
    <style:style style:name="P4" style:family="paragraph" style:parent-style-name="Text_20_body">
      <style:paragraph-properties fo:margin-left="0.9846in" fo:margin-right="0in" fo:text-indent="-0.25in" style:auto-text-indent="false"/>
      <style:text-properties fo:font-style="normal" style:font-style-asian="normal" style:font-style-complex="normal"/>
    </style:style>
    <style:style style:name="P5" style:family="paragraph" style:parent-style-name="Heading_20_3">
      <style:text-properties fo:font-style="normal" style:font-style-asian="normal" style:font-style-complex="normal"/>
    </style:style>
    <style:style style:name="P6" style:family="paragraph" style:parent-style-name="Definitions">
      <style:text-properties fo:font-style="normal" style:font-style-asian="normal" style:font-style-complex="normal"/>
    </style:style>
    <style:style style:name="P7" style:family="paragraph" style:parent-style-name="Definitions">
      <style:text-properties fo:font-style="italic" style:font-style-asian="italic" style:font-style-complex="italic"/>
    </style:style>
    <style:style style:name="P8" style:family="paragraph" style:parent-style-name="Text_20_body" style:master-page-name="">
      <style:paragraph-properties fo:orphans="2" fo:widows="2" style:page-number="auto"/>
      <style:text-properties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paragraph-properties fo:text-align="center" style:justify-single-word="false"/>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Times New Roman1" fo:font-style="normal" style:font-name-asian="Lucida Sans Unicode" style:font-style-asian="normal" style:font-name-complex="Tahoma" style:font-style-complex="normal"/>
    </style:style>
    <style:style style:name="P14" style:family="paragraph" style:parent-style-name="Text_20_body">
      <style:text-properties style:font-name="Times New Roman1" fo:font-size="12pt"/>
    </style:style>
    <style:style style:name="P15" style:family="paragraph" style:parent-style-name="Definitions">
      <style:text-properties fo:font-style="normal" style:font-style-asian="normal" style:font-style-complex="normal"/>
    </style:style>
    <style:style style:name="P16" style:family="paragraph" style:parent-style-name="Definitions">
      <style:text-properties fo:font-style="normal" fo:font-weight="normal" style:font-style-asian="normal" style:font-weight-asian="normal" style:font-style-complex="normal" style:font-weight-complex="normal"/>
    </style:style>
    <style:style style:name="P17" style:family="paragraph" style:parent-style-name="Definitions">
      <style:text-properties fo:font-style="italic" style:font-style-asian="italic" style:font-style-complex="italic"/>
    </style:style>
    <style:style style:name="P18" style:family="paragraph" style:parent-style-name="Text_20_body" style:master-page-name="">
      <style:paragraph-properties fo:orphans="2" fo:widows="2" style:page-number="auto"/>
      <style:text-properties fo:font-style="normal" style:font-style-asian="normal" style:font-style-complex="normal"/>
    </style:style>
    <style:style style:name="P19" style:family="paragraph" style:parent-style-name="Text_20_body" style:master-page-name="">
      <style:paragraph-properties fo:orphans="2" fo:widows="2" style:page-number="auto"/>
    </style:style>
    <style:style style:name="P20" style:family="paragraph" style:parent-style-name="Definitions" style:master-page-name="">
      <style:paragraph-properties fo:orphans="2" fo:widows="2" style:page-number="auto"/>
    </style:style>
    <style:style style:name="P21" style:family="paragraph" style:parent-style-name="Definitions" style:master-page-name="">
      <style:paragraph-properties fo:orphans="2" fo:widows="2" style:page-number="auto"/>
      <style:text-properties fo:font-style="italic" style:font-style-asian="italic" style:font-style-complex="italic"/>
    </style:style>
    <style:style style:name="P22" style:family="paragraph" style:parent-style-name="Text_20_body">
      <style:paragraph-properties fo:break-before="page"/>
    </style:style>
    <style:style style:name="P23" style:family="paragraph" style:parent-style-name="Table_20_Contents">
      <style:text-properties style:font-name="Times New Roman1" fo:font-size="12pt"/>
    </style:style>
    <style:style style:name="P24"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25" style:family="paragraph" style:parent-style-name="Table_20_Contents">
      <style:text-properties style:font-name="Times New Roman1" fo:font-size="12pt" fo:font-weight="bold" style:font-weight-asian="bold" style:font-weight-complex="bold"/>
    </style:style>
    <style:style style:name="P26"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27" style:family="paragraph" style:parent-style-name="Table_20_Contents">
      <style:text-properties fo:color="#ffffff" style:font-name="Times New Roman1" fo:font-size="12pt"/>
    </style:style>
    <style:style style:name="P28" style:family="paragraph" style:parent-style-name="Pseudocode">
      <style:paragraph-properties fo:margin-left="0.5in" fo:margin-right="0in" fo:text-indent="0in" style:auto-text-indent="false"/>
      <style:text-properties fo:font-style="normal" style:font-style-asian="normal" style:font-style-complex="normal"/>
    </style:style>
    <style:style style:name="P29" style:family="paragraph" style:parent-style-name="Pseudocode">
      <style:paragraph-properties fo:margin-left="0.75in" fo:margin-right="0in" fo:text-indent="0in" style:auto-text-indent="false"/>
      <style:text-properties fo:font-style="normal" style:font-style-asian="normal" style:font-style-complex="normal"/>
    </style:style>
    <style:style style:name="P30" style:family="paragraph" style:parent-style-name="Pseudocode">
      <style:paragraph-properties fo:margin-left="1in" fo:margin-right="0in" fo:text-indent="0in" style:auto-text-indent="false"/>
      <style:text-properties fo:font-style="normal" style:font-style-asian="normal" style:font-style-complex="normal"/>
    </style:style>
    <style:style style:name="P31" style:family="paragraph" style:parent-style-name="Pseudocode">
      <style:paragraph-properties fo:margin-left="0in" fo:margin-right="0in" fo:text-indent="0in" style:auto-text-indent="false"/>
      <style:text-properties fo:font-style="normal" style:font-style-asian="normal" style:font-style-complex="normal"/>
    </style:style>
    <style:style style:name="P32" style:family="paragraph" style:parent-style-name="Standard">
      <style:text-properties fo:font-weight="normal" style:font-weight-asian="normal" style:font-weight-complex="normal"/>
    </style:style>
    <style:style style:name="P33" style:family="paragraph" style:parent-style-name="Pseudocode">
      <style:text-properties fo:font-style="normal" style:font-style-asian="normal" style:font-style-complex="normal"/>
    </style:style>
    <style:style style:name="P34" style:family="paragraph" style:parent-style-name="Subtitle">
      <style:text-properties fo:font-style="normal" style:font-style-asian="normal" style:font-style-complex="normal"/>
    </style:style>
    <style:style style:name="P35" style:family="paragraph" style:parent-style-name="Heading_20_3">
      <style:text-properties fo:font-style="normal" style:font-style-asian="normal" style:font-style-complex="normal"/>
    </style:style>
    <style:style style:name="P36" style:family="paragraph" style:parent-style-name="Heading_20_1">
      <style:text-properties fo:font-style="normal" style:font-style-asian="normal" style:font-style-complex="normal"/>
    </style:style>
    <style:style style:name="P37" style:family="paragraph" style:parent-style-name="Text_20_body" style:list-style-name="L1"/>
    <style:style style:name="P38" style:family="paragraph" style:parent-style-name="Text_20_body">
      <style:text-properties fo:font-style="normal" style:font-style-asian="normal" style:font-style-complex="normal"/>
    </style:style>
    <style:style style:name="P39" style:family="paragraph" style:parent-style-name="Text_20_body" style:list-style-name="L4">
      <style:text-properties fo:font-style="normal" style:font-style-asian="normal" style:font-style-complex="normal"/>
    </style:style>
    <style:style style:name="P40" style:family="paragraph" style:parent-style-name="Text_20_body" style:list-style-name="L3"/>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paragraph-properties fo:margin-left="0.4925in" fo:margin-right="0in" fo:text-indent="-0.25in" style:auto-text-indent="false"/>
    </style:style>
    <style:style style:name="P45" style:family="paragraph" style:parent-style-name="Text_20_body" style:list-style-name="L1">
      <style:paragraph-properties fo:margin-left="0.4925in" fo:margin-right="0in" fo:text-indent="-0.25in" style:auto-text-indent="false"/>
    </style:style>
    <style:style style:name="P46"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7" style:family="paragraph" style:parent-style-name="Text_20_body" style:list-style-name="L1">
      <style:paragraph-properties fo:margin-left="0.5in" fo:margin-right="0in" fo:text-indent="-0.25in" style:auto-text-indent="false"/>
    </style:style>
    <style:style style:name="P48" style:family="paragraph" style:parent-style-name="Text_20_body" style:list-style-name="L1">
      <style:paragraph-properties fo:margin-left="0.9846in" fo:margin-right="0in" fo:text-indent="-0.25in" style:auto-text-indent="false"/>
    </style:style>
    <style:style style:name="P49" style:family="paragraph" style:parent-style-name="Text_20_body">
      <style:paragraph-properties fo:margin-left="0.9846in" fo:margin-right="0in" fo:text-indent="-0.25in" style:auto-text-indent="false"/>
      <style:text-properties fo:font-style="normal" style:font-style-asian="normal" style:font-style-complex="normal"/>
    </style:style>
    <style:style style:name="P50"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51" style:family="paragraph" style:parent-style-name="Text_20_body" style:list-style-name="L1">
      <style:paragraph-properties fo:margin-left="1.4772in" fo:margin-right="0in" fo:text-indent="-0.25in" style:auto-text-indent="false"/>
    </style:style>
    <style:style style:name="P52" style:family="paragraph" style:parent-style-name="Text_20_body" style:list-style-name="L1">
      <style:paragraph-properties fo:margin-left="1in" fo:margin-right="0in" fo:text-indent="-0.25in" style:auto-text-indent="false"/>
    </style:style>
    <style:style style:name="P53" style:family="paragraph" style:parent-style-name="Text_20_body" style:list-style-name="L1">
      <style:paragraph-properties fo:margin-left="0.75in" fo:margin-right="0in" fo:text-indent="-0.25in" style:auto-text-indent="false"/>
    </style:style>
    <style:style style:name="P54" style:family="paragraph" style:parent-style-name="Text_20_body" style:master-page-name="">
      <style:paragraph-properties fo:orphans="2" fo:widows="2" style:page-number="auto"/>
      <style:text-properties fo:font-style="normal" style:font-style-asian="normal" style:font-style-complex="normal"/>
    </style:style>
    <style:style style:name="P55" style:family="paragraph" style:parent-style-name="Contents_20_4">
      <style:paragraph-properties>
        <style:tab-stops>
          <style:tab-stop style:position="6.3354in" style:type="right" style:leader-style="dotted" style:leader-text="."/>
        </style:tab-stops>
      </style:paragraph-properties>
    </style:style>
    <style:style style:name="P56" style:family="paragraph" style:parent-style-name="Definitions">
      <style:text-properties fo:font-style="normal" style:font-style-asian="normal" style:font-style-complex="normal"/>
    </style:style>
    <style:style style:name="P57" style:family="paragraph" style:parent-style-name="Definitions">
      <style:text-properties fo:font-style="italic" style:font-style-asian="italic" style:font-style-complex="italic"/>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Heading_20_2">
      <style:text-properties fo:font-style="normal" style:font-style-asian="normal" style:font-style-complex="normal"/>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Footnote"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style:font-name="Courier"/>
    </style:style>
    <style:style style:name="T13" style:family="text">
      <style:text-properties style:font-name="Courier" style:text-underline-style="none"/>
    </style:style>
    <style:style style:name="T14" style:family="text">
      <style:text-properties style:font-name="Courier" fo:font-style="italic" style:font-style-asian="italic" style:font-style-complex="italic"/>
    </style:style>
    <style:style style:name="T15" style:family="text">
      <style:text-properties style:font-name="Courier" fo:font-size="10pt" style:font-size-asian="10pt" style:font-size-complex="10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name="Courier1"/>
    </style:style>
    <style:style style:name="T19" style:family="text">
      <style:text-properties style:font-name="Luxi Sans" style:font-name-asian="Luxi Sans" style:font-name-complex="Luxi Sans"/>
    </style:style>
    <style:style style:name="T20" style:family="text">
      <style:text-properties style:font-name="Luxi Sans" fo:font-style="normal" style:font-name-asian="Luxi Sans" style:font-style-asian="normal" style:font-name-complex="Luxi Sans" style:font-style-complex="normal"/>
    </style:style>
    <style:style style:name="T21" style:family="text">
      <style:text-properties style:font-name="Times New Roman1" style:font-name-asian="Lucida Sans Unicode" style:font-name-complex="Tahoma"/>
    </style:style>
    <style:style style:name="T22" style:family="text">
      <style:text-properties style:font-name="Times New Roman1" fo:font-style="normal" style:font-name-asian="Lucida Sans Unicode" style:font-style-asian="normal" style:font-name-complex="Tahoma" style:font-style-complex="normal"/>
    </style:style>
    <style:style style:name="T23" style:family="text">
      <style:text-properties style:font-name="Times New Roman"/>
    </style:style>
    <style:style style:name="T24" style:family="text">
      <style:text-properties style:font-style-asian="normal"/>
    </style:style>
    <style:style style:name="T25" style:family="text">
      <style:text-properties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text:id="ct146784032">
          <text:deletion>
            <office:change-info>
              <dc:creator>Will Duquette</dc:creator>
              <dc:date>2010-06-25T10:45:00</dc:date>
            </office:change-info>
            <text:p text:style-name="Footnote">One</text:p>
          </text:deletion>
        </text:changed-region>
        <text:changed-region text:id="ct146784512">
          <text:insertion>
            <office:change-info>
              <dc:creator>Will Duquette</dc:creator>
              <dc:date>2010-06-25T10:45:00</dc:date>
            </office:change-info>
          </text:insertion>
        </text:changed-region>
        <text:changed-region text:id="ct146791576">
          <text:deletion>
            <office:change-info>
              <dc:creator>Will Duquette</dc:creator>
              <dc:date>2010-06-25T10:58:00</dc:date>
            </office:change-info>
            <text:p text:style-name="Footnote">One</text:p>
          </text:deletion>
        </text:changed-region>
        <text:changed-region text:id="ct146791984">
          <text:insertion>
            <office:change-info>
              <dc:creator>Will Duquette</dc:creator>
              <dc:date>2010-06-25T10:58:00</dc:date>
            </office:change-info>
          </text:insertion>
        </text:changed-region>
        <text:changed-region text:id="ct146823448">
          <text:deletion>
            <office:change-info>
              <dc:creator>Will Duquette</dc:creator>
              <dc:date>2010-06-25T10:58:00</dc:date>
            </office:change-info>
            <text:p text:style-name="P1">Spiral 2</text:p>
          </text:deletion>
        </text:changed-region>
        <text:changed-region text:id="ct146825400">
          <text:insertion>
            <office:change-info>
              <dc:creator>Will Duquette</dc:creator>
              <dc:date>2010-06-25T10:58:00</dc:date>
            </office:change-info>
          </text:insertion>
        </text:changed-region>
        <text:changed-region text:id="ct146938512">
          <text:insertion>
            <office:change-info>
              <dc:creator>Will Duquette</dc:creator>
              <dc:date>2010-06-25T11:00:00</dc:date>
            </office:change-info>
          </text:insertion>
        </text:changed-region>
        <text:changed-region text:id="ct146938608">
          <text:deletion>
            <office:change-info>
              <dc:creator>Will Duquette</dc:creator>
              <dc:date>2010-06-25T11:00:00</dc:date>
            </office:change-info>
            <text:p text:style-name="Footnote">Spiral 2</text:p>
          </text:deletion>
        </text:changed-region>
        <text:changed-region text:id="ct146945048">
          <text:deletion>
            <office:change-info>
              <dc:creator>Will Duquette</dc:creator>
              <dc:date>2010-06-25T11:00:00</dc:date>
            </office:change-info>
            <text:p text:style-name="Footnote">Spiral 2</text:p>
          </text:deletion>
        </text:changed-region>
        <text:changed-region text:id="ct146945176">
          <text:insertion>
            <office:change-info>
              <dc:creator>Will Duquette</dc:creator>
              <dc:date>2010-06-25T11:00:00</dc:date>
            </office:change-info>
          </text:insertion>
        </text:changed-region>
        <text:changed-region text:id="ct146945304">
          <text:insertion>
            <office:change-info>
              <dc:creator>Will Duquette</dc:creator>
              <dc:date>2010-06-25T11:00:00</dc:date>
            </office:change-info>
          </text:insertion>
        </text:changed-region>
        <text:changed-region text:id="ct146757320">
          <text:insertion>
            <office:change-info>
              <dc:creator>Will Duquette</dc:creator>
              <dc:date>2010-06-25T10:32:00</dc:date>
            </office:change-info>
          </text:insertion>
        </text:changed-region>
        <text:changed-region text:id="ct146755768">
          <text:deletion>
            <office:change-info>
              <dc:creator>Will Duquette</dc:creator>
              <dc:date>2010-06-25T10:32:00</dc:date>
            </office:change-info>
            <text:p text:style-name="Text_20_body"><text:s/>and implicit civilians</text:p>
          </text:deletion>
        </text:changed-region>
        <text:changed-region text:id="ct146757536">
          <text:deletion>
            <office:change-info>
              <dc:creator>Will Duquette</dc:creator>
              <dc:date>2010-06-25T10:32:00</dc:date>
            </office:change-info>
            <text:p text:style-name="Text_20_body">One</text:p>
          </text:deletion>
        </text:changed-region>
        <text:changed-region text:id="ct146757024">
          <text:insertion>
            <office:change-info>
              <dc:creator>Will Duquette</dc:creator>
              <dc:date>2010-06-25T10:32:00</dc:date>
            </office:change-info>
          </text:insertion>
        </text:changed-region>
        <text:changed-region text:id="ct146757120">
          <text:insertion>
            <office:change-info>
              <dc:creator>Will Duquette</dc:creator>
              <dc:date>2010-06-25T10:33:00</dc:date>
            </office:change-info>
          </text:insertion>
        </text:changed-region>
        <text:changed-region text:id="ct146759856">
          <text:insertion>
            <office:change-info>
              <dc:creator>Will Duquette</dc:creator>
              <dc:date>2010-06-25T10:34:00</dc:date>
            </office:change-info>
          </text:insertion>
        </text:changed-region>
        <text:changed-region text:id="ct146763800">
          <text:insertion>
            <office:change-info>
              <dc:creator>Will Duquette</dc:creator>
              <dc:date>2010-06-25T10:35:00</dc:date>
            </office:change-info>
          </text:insertion>
        </text:changed-region>
        <text:changed-region text:id="ct146765984">
          <text:insertion>
            <office:change-info>
              <dc:creator>Will Duquette</dc:creator>
              <dc:date>2010-06-25T10:36:00</dc:date>
            </office:change-info>
          </text:insertion>
        </text:changed-region>
        <text:changed-region text:id="ct146760136">
          <text:insertion>
            <office:change-info>
              <dc:creator>Will Duquette</dc:creator>
              <dc:date>2010-06-25T10:37:00</dc:date>
            </office:change-info>
          </text:insertion>
        </text:changed-region>
        <text:changed-region text:id="ct146764928">
          <text:deletion>
            <office:change-info>
              <dc:creator>Will Duquette</dc:creator>
              <dc:date>2010-06-25T10:34:00</dc:date>
            </office:change-info>
            <text:p text:style-name="Text_20_body"><text:s/>and members of the civilian population</text:p>
          </text:deletion>
        </text:changed-region>
        <text:changed-region text:id="ct146489312">
          <text:insertion>
            <office:change-info>
              <dc:creator>Will Duquette</dc:creator>
              <dc:date>2010-06-25T10:34:00</dc:date>
            </office:change-info>
          </text:insertion>
        </text:changed-region>
        <text:changed-region text:id="ct146489536">
          <text:deletion>
            <office:change-info>
              <dc:creator>Will Duquette</dc:creator>
              <dc:date>2010-06-25T10:34:00</dc:date>
            </office:change-info>
            <text:p text:style-name="Text_20_body">One</text:p>
          </text:deletion>
        </text:changed-region>
        <text:changed-region text:id="ct150568832">
          <text:insertion>
            <office:change-info>
              <dc:creator>Will Duquette</dc:creator>
              <dc:date>2010-06-25T11:15:00</dc:date>
            </office:change-info>
          </text:insertion>
        </text:changed-region>
        <text:changed-region text:id="ct150581432">
          <text:deletion>
            <office:change-info>
              <dc:creator>Will Duquette</dc:creator>
              <dc:date>2010-06-25T11:15:00</dc:date>
            </office:change-info>
            <text:list xml:id="list280567668" text:style-name="Outline">
              <text:list-item>
                <text:list>
                  <text:list-item>
                    <text:list>
                      <text:list-item>
                        <text:h text:style-name="Heading_20_3" text:outline-level="3"><text:s/></text:h>
                      </text:list-item>
                    </text:list>
                  </text:list-item>
                </text:list>
              </text:list-item>
            </text:list>
          </text:deletion>
        </text:changed-region>
        <text:changed-region text:id="ct146765288">
          <text:deletion>
            <office:change-info>
              <dc:creator>Will Duquette</dc:creator>
              <dc:date>2010-06-25T10:38:00</dc:date>
            </office:change-info>
            <text:list xml:id="list691243718" text:continue-numbering="true" text:style-name="Outline">
              <text:list-item>
                <text:list>
                  <text:list-item>
                    <text:list>
                      <text:list-item>
                        <text:h text:style-name="Heading_20_3" text:outline-level="3">1</text:h>
                      </text:list-item>
                    </text:list>
                  </text:list-item>
                </text:list>
              </text:list-item>
            </text:list>
          </text:deletion>
        </text:changed-region>
        <text:changed-region text:id="ct146765792">
          <text:deletion>
            <office:change-info>
              <dc:creator>Will Duquette</dc:creator>
              <dc:date>2010-06-25T10:38:00</dc:date>
            </office:change-info>
            <text:p text:style-name="P2">Force groups </text:p>
          </text:deletion>
        </text:changed-region>
        <text:changed-region text:id="ct146760232">
          <text:insertion>
            <office:change-info>
              <dc:creator>Will Duquette</dc:creator>
              <dc:date>2010-06-25T10:38:00</dc:date>
            </office:change-info>
          </text:insertion>
        </text:changed-region>
        <text:changed-region text:id="ct146490176">
          <text:insertion>
            <office:change-info>
              <dc:creator>Will Duquette</dc:creator>
              <dc:date>2010-06-25T10:38:00</dc:date>
            </office:change-info>
          </text:insertion>
        </text:changed-region>
        <text:changed-region text:id="ct146765544">
          <text:insertion>
            <office:change-info>
              <dc:creator>Will Duquette</dc:creator>
              <dc:date>2010-06-25T10:39:00</dc:date>
            </office:change-info>
          </text:insertion>
        </text:changed-region>
        <text:changed-region text:id="ct146763416">
          <text:deletion>
            <office:change-info>
              <dc:creator>Will Duquette</dc:creator>
              <dc:date>2010-06-25T10:38:00</dc:date>
            </office:change-info>
            <text:p text:style-name="P2">.</text:p>
          </text:deletion>
        </text:changed-region>
        <text:changed-region text:id="ct146763656">
          <text:deletion>
            <office:change-info>
              <dc:creator>Will Duquette</dc:creator>
              <dc:date>2010-06-25T10:39:00</dc:date>
            </office:change-info>
            <text:list xml:id="list378172814" text:style-name="L1">
              <text:list-item>
                <text:p text:style-name="P3">Organization groups are also present in neighborhoods as unit personnel, i.e., as visible unit icons.</text:p>
              </text:list-item>
              <text:list-item>
                <text:p text:style-name="P3">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3"/>
              </text:list-item>
            </text:list>
          </text:deletion>
        </text:changed-region>
        <text:changed-region text:id="ct146768296">
          <text:insertion>
            <office:change-info>
              <dc:creator>Will Duquette</dc:creator>
              <dc:date>2010-06-25T10:39:00</dc:date>
            </office:change-info>
          </text:insertion>
        </text:changed-region>
        <text:changed-region text:id="ct146768432">
          <text:insertion>
            <office:change-info>
              <dc:creator>Will Duquette</dc:creator>
              <dc:date>2010-06-25T10:40:00</dc:date>
            </office:change-info>
          </text:insertion>
        </text:changed-region>
        <text:changed-region text:id="ct146768560">
          <text:deletion>
            <office:change-info>
              <dc:creator>Will Duquette</dc:creator>
              <dc:date>2010-06-25T10:40:00</dc:date>
            </office:change-info>
            <text:p text:style-name="P4">a population of implicit or explicit civilians belonging to some civilian group in the neighborhood.</text:p>
          </text:deletion>
        </text:changed-region>
        <text:changed-region text:id="ct146769760">
          <text:insertion>
            <office:change-info>
              <dc:creator>Will Duquette</dc:creator>
              <dc:date>2010-06-25T10:40:00</dc:date>
            </office:change-info>
          </text:insertion>
        </text:changed-region>
        <text:changed-region text:id="ct146769856">
          <text:insertion>
            <office:change-info>
              <dc:creator>Will Duquette</dc:creator>
              <dc:date>2010-06-25T10:41:00</dc:date>
            </office:change-info>
          </text:insertion>
        </text:changed-region>
        <text:changed-region text:id="ct146770032">
          <text:insertion>
            <office:change-info>
              <dc:creator>Will Duquette</dc:creator>
              <dc:date>2010-06-25T10:54:00</dc:date>
            </office:change-info>
          </text:insertion>
        </text:changed-region>
        <text:changed-region text:id="ct146770200">
          <text:insertion>
            <office:change-info>
              <dc:creator>Will Duquette</dc:creator>
              <dc:date>2010-06-25T10:55:00</dc:date>
            </office:change-info>
          </text:insertion>
        </text:changed-region>
        <text:changed-region text:id="ct146770936">
          <text:insertion>
            <office:change-info>
              <dc:creator>Will Duquette</dc:creator>
              <dc:date>2010-06-25T10:56:00</dc:date>
            </office:change-info>
          </text:insertion>
        </text:changed-region>
        <text:changed-region text:id="ct146773064">
          <text:deletion>
            <office:change-info>
              <dc:creator>Will Duquette</dc:creator>
              <dc:date>2010-06-25T10:41:00</dc:date>
            </office:change-info>
            <text:p text:style-name="Text_20_body">One</text:p>
          </text:deletion>
        </text:changed-region>
        <text:changed-region text:id="ct146773648">
          <text:insertion>
            <office:change-info>
              <dc:creator>Will Duquette</dc:creator>
              <dc:date>2010-06-25T10:41:00</dc:date>
            </office:change-info>
          </text:insertion>
        </text:changed-region>
        <text:changed-region text:id="ct146779584">
          <text:deletion>
            <office:change-info>
              <dc:creator>Will Duquette</dc:creator>
              <dc:date>2010-06-25T10:44:00</dc:date>
            </office:change-info>
            <text:p text:style-name="P2">shall</text:p>
          </text:deletion>
        </text:changed-region>
        <text:changed-region text:id="ct146782592">
          <text:insertion>
            <office:change-info>
              <dc:creator>Will Duquette</dc:creator>
              <dc:date>2010-06-25T10:44:00</dc:date>
            </office:change-info>
          </text:insertion>
        </text:changed-region>
        <text:changed-region text:id="ct146781608">
          <text:insertion>
            <office:change-info>
              <dc:creator>Will Duquette</dc:creator>
              <dc:date>2010-06-25T10:44:00</dc:date>
            </office:change-info>
          </text:insertion>
        </text:changed-region>
        <text:changed-region text:id="ct146781152">
          <text:insertion>
            <office:change-info>
              <dc:creator>Will Duquette</dc:creator>
              <dc:date>2010-06-25T10:44:00</dc:date>
            </office:change-info>
          </text:insertion>
        </text:changed-region>
        <text:changed-region text:id="ct146780952">
          <text:deletion>
            <office:change-info>
              <dc:creator>Will Duquette</dc:creator>
              <dc:date>2010-06-25T10:44:00</dc:date>
            </office:change-info>
            <text:p text:style-name="Text_20_body">One</text:p>
          </text:deletion>
        </text:changed-region>
        <text:changed-region text:id="ct146498360">
          <text:deletion>
            <office:change-info>
              <dc:creator>Will Duquette</dc:creator>
              <dc:date>2010-06-25T10:44:00</dc:date>
            </office:change-info>
            <text:p text:style-name="Text_20_body">will make</text:p>
          </text:deletion>
        </text:changed-region>
        <text:changed-region text:id="ct146780480">
          <text:insertion>
            <office:change-info>
              <dc:creator>Will Duquette</dc:creator>
              <dc:date>2010-06-25T10:44:00</dc:date>
            </office:change-info>
          </text:insertion>
        </text:changed-region>
        <text:changed-region text:id="ct146780624">
          <text:insertion>
            <office:change-info>
              <dc:creator>Will Duquette</dc:creator>
              <dc:date>2010-06-25T10:45:00</dc:date>
            </office:change-info>
          </text:insertion>
        </text:changed-region>
        <text:changed-region text:id="ct146784608">
          <text:deletion>
            <office:change-info>
              <dc:creator>Will Duquette</dc:creator>
              <dc:date>2010-06-25T10:45:00</dc:date>
            </office:change-info>
            <text:p text:style-name="Text_20_body"><text:s/>in Spiral One</text:p>
          </text:deletion>
        </text:changed-region>
        <text:changed-region text:id="ct146789280">
          <text:deletion>
            <office:change-info>
              <dc:creator>Will Duquette</dc:creator>
              <dc:date>2010-06-25T10:45:00</dc:date>
            </office:change-info>
            <text:p text:style-name="P1">(Barring the convenience of the analyst, there is no reason to have two units in a neighborhood with the same group and activity.)</text:p>
          </text:deletion>
        </text:changed-region>
        <text:changed-region text:id="ct146788416">
          <text:insertion>
            <office:change-info>
              <dc:creator>Will Duquette</dc:creator>
              <dc:date>2010-06-25T10:46:00</dc:date>
            </office:change-info>
          </text:insertion>
        </text:changed-region>
        <text:changed-region text:id="ct146788592">
          <text:insertion>
            <office:change-info>
              <dc:creator>Will Duquette</dc:creator>
              <dc:date>2010-06-25T10:46:00</dc:date>
            </office:change-info>
          </text:insertion>
        </text:changed-region>
        <text:changed-region text:id="ct146789136">
          <text:insertion>
            <office:change-info>
              <dc:creator>Will Duquette</dc:creator>
              <dc:date>2010-06-25T10:46:00</dc:date>
            </office:change-info>
          </text:insertion>
        </text:changed-region>
        <text:changed-region text:id="ct146500680">
          <text:insertion>
            <office:change-info>
              <dc:creator>Will Duquette</dc:creator>
              <dc:date>2010-06-25T10:47:00</dc:date>
            </office:change-info>
          </text:insertion>
        </text:changed-region>
        <text:changed-region text:id="ct146788968">
          <text:insertion>
            <office:change-info>
              <dc:creator>Will Duquette</dc:creator>
              <dc:date>2010-06-25T10:48:00</dc:date>
            </office:change-info>
          </text:insertion>
        </text:changed-region>
        <text:changed-region text:id="ct146483928">
          <text:insertion>
            <office:change-info>
              <dc:creator>Will Duquette</dc:creator>
              <dc:date>2010-06-25T10:49:00</dc:date>
            </office:change-info>
          </text:insertion>
        </text:changed-region>
        <text:changed-region text:id="ct146500248">
          <text:deletion>
            <office:change-info>
              <dc:creator>Will Duquette</dc:creator>
              <dc:date>2010-06-25T10:49:00</dc:date>
            </office:change-info>
            <text:p text:style-name="Text_20_body">:</text:p>
          </text:deletion>
        </text:changed-region>
        <text:changed-region text:id="ct146789696">
          <text:insertion>
            <office:change-info>
              <dc:creator>Will Duquette</dc:creator>
              <dc:date>2010-06-25T10:49:00</dc:date>
            </office:change-info>
          </text:insertion>
        </text:changed-region>
        <text:changed-region text:id="ct146787192">
          <text:insertion>
            <office:change-info>
              <dc:creator>Will Duquette</dc:creator>
              <dc:date>2010-06-25T10:51:00</dc:date>
            </office:change-info>
          </text:insertion>
        </text:changed-region>
        <text:changed-region text:id="ct146787320">
          <text:insertion>
            <office:change-info>
              <dc:creator>Will Duquette</dc:creator>
              <dc:date>2010-06-25T10:53:00</dc:date>
            </office:change-info>
          </text:insertion>
        </text:changed-region>
        <text:changed-region text:id="ct146787448">
          <text:insertion>
            <office:change-info>
              <dc:creator>Will Duquette</dc:creator>
              <dc:date>2010-06-25T10:52:00</dc:date>
            </office:change-info>
          </text:insertion>
        </text:changed-region>
        <text:changed-region text:id="ct146787864">
          <text:deletion>
            <office:change-info>
              <dc:creator>Will Duquette</dc:creator>
              <dc:date>2010-06-25T10:49:00</dc:date>
            </office:change-info>
            <text:p text:style-name="Text_20_body">If it is a civilian or organization unit, the attrition will be assessed by the relevant DAM rule set.</text:p>
          </text:deletion>
        </text:changed-region>
        <text:changed-region text:id="ct146787592">
          <text:deletion>
            <office:change-info>
              <dc:creator>Will Duquette</dc:creator>
              <dc:date>2010-06-25T10:48:00</dc:date>
            </office:change-info>
            <text:p text:style-name="Text_20_body"><text:s text:c="2"/>The attrition comes out of the unit's personnel. <text:s/></text:p>
          </text:deletion>
        </text:changed-region>
        <text:changed-region text:id="ct146501448">
          <text:insertion>
            <office:change-info>
              <dc:creator>Will Duquette</dc:creator>
              <dc:date>2010-06-25T10:48:00</dc:date>
            </office:change-info>
          </text:insertion>
        </text:changed-region>
        <text:changed-region text:id="ct146790480">
          <text:insertion>
            <office:change-info>
              <dc:creator>Will Duquette</dc:creator>
              <dc:date>2010-06-25T10:50:00</dc:date>
            </office:change-info>
          </text:insertion>
        </text:changed-region>
        <text:changed-region text:id="ct146790808">
          <text:deletion>
            <office:change-info>
              <dc:creator>Will Duquette</dc:creator>
              <dc:date>2010-06-25T10:51:00</dc:date>
            </office:change-info>
            <text:p text:style-name="Text_20_body">The attrition is applied as described in Section <text:bookmark-ref text:reference-format="number" text:ref-name="__RefHeading__31420625"> 2.10 </text:bookmark-ref>, and civilian and organization attrition will be assessed by the relevant DAM rule set.</text:p>
          </text:deletion>
        </text:changed-region>
        <text:changed-region text:id="ct146790680">
          <text:deletion>
            <office:change-info>
              <dc:creator>Will Duquette</dc:creator>
              <dc:date>2010-06-25T10:50:00</dc:date>
            </office:change-info>
            <text:p text:style-name="Text_20_body">. <text:s/></text:p>
          </text:deletion>
        </text:changed-region>
        <text:changed-region text:id="ct146788080">
          <text:insertion>
            <office:change-info>
              <dc:creator>Will Duquette</dc:creator>
              <dc:date>2010-06-25T10:51:00</dc:date>
            </office:change-info>
          </text:insertion>
        </text:changed-region>
        <text:changed-region text:id="ct146124328">
          <text:deletion>
            <office:change-info>
              <dc:creator>Will Duquette</dc:creator>
              <dc:date>2010-06-25T10:58:00</dc:date>
            </office:change-info>
            <text:p text:style-name="P1">One</text:p>
          </text:deletion>
        </text:changed-region>
        <text:changed-region text:id="ct146814568">
          <text:insertion>
            <office:change-info>
              <dc:creator>Will Duquette</dc:creator>
              <dc:date>2010-06-25T10:58:00</dc:date>
            </office:change-info>
          </text:insertion>
        </text:changed-region>
        <text:changed-region text:id="ct146835848">
          <text:deletion>
            <office:change-info>
              <dc:creator>Will Duquette</dc:creator>
              <dc:date>2010-06-25T10:59:00</dc:date>
            </office:change-info>
            <text:p text:style-name="Text_20_body">One</text:p>
          </text:deletion>
        </text:changed-region>
        <text:changed-region text:id="ct146832576">
          <text:insertion>
            <office:change-info>
              <dc:creator>Will Duquette</dc:creator>
              <dc:date>2010-06-25T10:59:00</dc:date>
            </office:change-info>
          </text:insertion>
        </text:changed-region>
        <text:changed-region text:id="ct146834120">
          <text:deletion>
            <office:change-info>
              <dc:creator>Will Duquette</dc:creator>
              <dc:date>2010-06-25T10:59:00</dc:date>
            </office:change-info>
            <text:p text:style-name="Text_20_body"><text:span text:style-name="T1">Spiral Two or </text:span><text:span text:style-name="T2">later</text:span></text:p>
          </text:deletion>
        </text:changed-region>
        <text:changed-region text:id="ct146837296">
          <text:insertion>
            <office:change-info>
              <dc:creator>Will Duquette</dc:creator>
              <dc:date>2010-06-25T10:59:00</dc:date>
            </office:change-info>
          </text:insertion>
        </text:changed-region>
        <text:changed-region text:id="ct146977736">
          <text:deletion>
            <office:change-info>
              <dc:creator>Will Duquette</dc:creator>
              <dc:date>2010-06-25T11:01:00</dc:date>
            </office:change-info>
            <text:p text:style-name="Text_20_body"><text:span text:style-name="T3">One</text:span></text:p>
          </text:deletion>
        </text:changed-region>
        <text:changed-region text:id="ct146979656">
          <text:insertion>
            <office:change-info>
              <dc:creator>Will Duquette</dc:creator>
              <dc:date>2010-06-25T11:01:00</dc:date>
            </office:change-info>
          </text:insertion>
        </text:changed-region>
        <text:changed-region text:id="ct146981880">
          <text:insertion>
            <office:change-info>
              <dc:creator>Will Duquette</dc:creator>
              <dc:date>2010-06-25T11:01:00</dc:date>
            </office:change-info>
          </text:insertion>
        </text:changed-region>
        <text:changed-region text:id="ct146983128">
          <text:insertion>
            <office:change-info>
              <dc:creator>Will Duquette</dc:creator>
              <dc:date>2010-06-25T11:02:00</dc:date>
            </office:change-info>
          </text:insertion>
        </text:changed-region>
        <text:changed-region text:id="ct146981304">
          <text:insertion>
            <office:change-info>
              <dc:creator>Will Duquette</dc:creator>
              <dc:date>2010-06-25T11:03:00</dc:date>
            </office:change-info>
          </text:insertion>
        </text:changed-region>
        <text:changed-region text:id="ct146980904">
          <text:deletion>
            <office:change-info>
              <dc:creator>Will Duquette</dc:creator>
              <dc:date>2010-06-25T11:03:00</dc:date>
            </office:change-info>
            <text:list xml:id="list419469685" text:continue-list="list691243718" text:style-name="Outline">
              <text:list-item>
                <text:list>
                  <text:list-item>
                    <text:list>
                      <text:list-item>
                        <text:h text:style-name="P5" text:outline-level="3">Force Group Attrition</text:h>
                      </text:list-item>
                    </text:list>
                  </text:list-item>
                </text:list>
              </text:list-item>
            </text:list>
            <text:p text:style-name="P1">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1">The priority order is as follows:</text:p>
            <text:p text:style-name="P6">NONE</text:p>
            <text:p text:style-name="P6">CMO_CONSTRUCTION <text:s text:c="3"/></text:p>
            <text:p text:style-name="P6">CMO_DEVELOPMENT <text:s text:c="4"/></text:p>
            <text:p text:style-name="P6">CMO_EDUCATION <text:s text:c="6"/></text:p>
            <text:p text:style-name="P6">CMO_EMPLOYMENT <text:s text:c="5"/></text:p>
            <text:p text:style-name="P6">CMO_INDUSTRY <text:s text:c="7"/></text:p>
            <text:p text:style-name="P6">CMO_INFRASTRUCTURE <text:s/></text:p>
            <text:p text:style-name="P6">CMO_LAW_ENFORCEMENT </text:p>
            <text:p text:style-name="P6">CMO_OTHER <text:s text:c="10"/></text:p>
            <text:p text:style-name="P6">CMO_HEALTHCARE <text:s text:c="5"/></text:p>
            <text:p text:style-name="P6">CRIMINAL_ACTIVITIES </text:p>
            <text:p text:style-name="Definitions"><text:span text:style-name="T3">COERCION <text:s text:c="10"/></text:span><text:s/></text:p>
            <text:p text:style-name="P6">PSYOP </text:p>
            <text:p text:style-name="P6">CURFEW <text:s text:c="13"/></text:p>
            <text:p text:style-name="P6">CHECKPOINT</text:p>
            <text:p text:style-name="P6">PATROL <text:s text:c="13"/></text:p>
            <text:p text:style-name="P6">GUARD</text:p>
            <text:p text:style-name="P6"/>
            <text:p text:style-name="P1">Units with zero personnel will have a gray background on the map display.</text:p>
            <text:p text:style-name="P1">In Spiral Two, attacks on force groups should affect civilian attitudes, apart from any civilian casualties.</text:p>
            <text:list xml:id="list1590342298" text:continue-numbering="true" text:style-name="Outline">
              <text:list-item>
                <text:list>
                  <text:list-item>
                    <text:list>
                      <text:list-item>
                        <text:h text:style-name="P5" text:outline-level="3">Organization Group Attrition</text:h>
                      </text:list-item>
                    </text:list>
                  </text:list-item>
                </text:list>
              </text:list-item>
            </text:list>
            <text:p text:style-name="P1">As with force units, it is assumed that organiz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Assessment Model (DAM).</text:p>
            <text:p text:style-name="P1">The priority order is as follows.</text:p>
            <text:p text:style-name="P6">NONE</text:p>
            <text:p text:style-name="P6">CMO_CONSTRUCTION <text:s text:c="3"/></text:p>
            <text:p text:style-name="P6">CMO_DEVELOPMENT <text:s text:c="4"/></text:p>
            <text:p text:style-name="P6">CMO_EDUCATION <text:s text:c="6"/></text:p>
            <text:p text:style-name="P6">CMO_EMPLOYMENT <text:s text:c="5"/></text:p>
            <text:p text:style-name="P6">CMO_INDUSTRY <text:s text:c="7"/></text:p>
            <text:p text:style-name="P6">CMO_INFRASTRUCTURE <text:s/></text:p>
            <text:p text:style-name="P6">CMO_LAW_ENFORCEMENT </text:p>
            <text:p text:style-name="P6">CMO_OTHER <text:s text:c="10"/></text:p>
            <text:p text:style-name="P6">CMO_HEALTHCARE <text:s text:c="5"/></text:p>
            <text:p text:style-name="P6"/>
            <text:p text:style-name="P1"><text:span text:style-name="T3">Units with zero personnel will have a gray background on the map display.</text:span></text:p>
          </text:deletion>
        </text:changed-region>
        <text:changed-region text:id="ct146983848">
          <text:deletion>
            <office:change-info>
              <dc:creator>Will Duquette</dc:creator>
              <dc:date>2010-06-25T11:03:00</dc:date>
            </office:change-info>
            <text:list xml:id="list1248825096" text:continue-numbering="true" text:style-name="Outline">
              <text:list-item>
                <text:list>
                  <text:list-item>
                    <text:list>
                      <text:list-item>
                        <text:h text:style-name="P5" text:outline-level="3">Civilian Attrition</text:h>
                      </text:list-item>
                    </text:list>
                  </text:list-item>
                </text:list>
              </text:list-item>
            </text:list>
          </text:deletion>
        </text:changed-region>
        <text:changed-region text:id="ct146982928">
          <text:deletion>
            <office:change-info>
              <dc:creator>Will Duquette</dc:creator>
              <dc:date>2010-06-25T11:07:00</dc:date>
            </office:change-info>
            <text:p text:style-name="P1">For civilian attrition, there are two distinct cases: <text:s/>attrition to a specific neighborhood group, and collateral damage to the neighborhood as a whole. <text:s/>Both are handled in essentially the same way.</text:p>
            <text:p text:style-name="P1"/>
          </text:deletion>
        </text:changed-region>
        <text:changed-region text:id="ct146980096">
          <text:insertion>
            <office:change-info>
              <dc:creator>Will Duquette</dc:creator>
              <dc:date>2010-06-25T11:07:00</dc:date>
            </office:change-info>
          </text:insertion>
        </text:changed-region>
        <text:changed-region text:id="ct146724504">
          <text:insertion>
            <office:change-info>
              <dc:creator>Will Duquette</dc:creator>
              <dc:date>2010-06-25T11:08:00</dc:date>
            </office:change-info>
          </text:insertion>
        </text:changed-region>
        <text:changed-region text:id="ct146980760">
          <text:deletion>
            <office:change-info>
              <dc:creator>Will Duquette</dc:creator>
              <dc:date>2010-06-25T11:08:00</dc:date>
            </office:change-info>
            <text:p text:style-name="P1">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text:p>
          </text:deletion>
        </text:changed-region>
        <text:changed-region text:id="ct146983608">
          <text:insertion>
            <office:change-info>
              <dc:creator>Will Duquette</dc:creator>
              <dc:date>2010-06-25T11:09:00</dc:date>
            </office:change-info>
          </text:insertion>
        </text:changed-region>
        <text:changed-region text:id="ct146982536">
          <text:deletion>
            <office:change-info>
              <dc:creator>Will Duquette</dc:creator>
              <dc:date>2010-06-25T11:09:00</dc:date>
            </office:change-info>
            <text:p text:style-name="P1">Next, we sort the list in decreasing order of size.</text:p>
            <text:p text:style-name="P1"/>
          </text:deletion>
        </text:changed-region>
        <text:changed-region text:id="ct146982664">
          <text:insertion>
            <office:change-info>
              <dc:creator>Will Duquette</dc:creator>
              <dc:date>2010-06-25T11:09:00</dc:date>
            </office:change-info>
          </text:insertion>
        </text:changed-region>
        <text:changed-region text:id="ct146983944">
          <text:deletion>
            <office:change-info>
              <dc:creator>Will Duquette</dc:creator>
              <dc:date>2010-06-25T11:09:00</dc:date>
            </office:change-info>
            <text:p text:style-name="P1">neighborhood's population </text:p>
          </text:deletion>
        </text:changed-region>
        <text:changed-region text:id="ct146984040">
          <text:deletion>
            <office:change-info>
              <dc:creator>Will Duquette</dc:creator>
              <dc:date>2010-06-25T11:09:00</dc:date>
            </office:change-info>
            <text:p text:style-name="P1">bodies</text:p>
          </text:deletion>
        </text:changed-region>
        <text:changed-region text:id="ct146984136">
          <text:insertion>
            <office:change-info>
              <dc:creator>Will Duquette</dc:creator>
              <dc:date>2010-06-25T11:09:00</dc:date>
            </office:change-info>
          </text:insertion>
        </text:changed-region>
        <text:changed-region text:id="ct146726016">
          <text:insertion>
            <office:change-info>
              <dc:creator>Will Duquette</dc:creator>
              <dc:date>2010-06-25T11:09:00</dc:date>
            </office:change-info>
          </text:insertion>
        </text:changed-region>
        <text:changed-region text:id="ct146984232">
          <text:deletion>
            <office:change-info>
              <dc:creator>Will Duquette</dc:creator>
              <dc:date>2010-06-25T11:10:00</dc:date>
            </office:change-info>
            <text:p text:style-name="P1">body</text:p>
          </text:deletion>
        </text:changed-region>
        <text:changed-region text:id="ct146984328">
          <text:insertion>
            <office:change-info>
              <dc:creator>Will Duquette</dc:creator>
              <dc:date>2010-06-25T11:10:00</dc:date>
            </office:change-info>
          </text:insertion>
        </text:changed-region>
        <text:changed-region text:id="ct146984424">
          <text:deletion>
            <office:change-info>
              <dc:creator>Will Duquette</dc:creator>
              <dc:date>2010-06-25T11:10:00</dc:date>
            </office:change-info>
            <text:p text:style-name="P7"><text:span text:style-name="T3">body</text:span></text:p>
          </text:deletion>
        </text:changed-region>
        <text:changed-region text:id="ct146984520">
          <text:insertion>
            <office:change-info>
              <dc:creator>Will Duquette</dc:creator>
              <dc:date>2010-06-25T11:10:00</dc:date>
            </office:change-info>
          </text:insertion>
        </text:changed-region>
        <text:changed-region text:id="ct146985360">
          <text:deletion>
            <office:change-info>
              <dc:creator>Will Duquette</dc:creator>
              <dc:date>2010-06-25T11:10:00</dc:date>
            </office:change-info>
            <text:p text:style-name="Pseudocode">body</text:p>
          </text:deletion>
        </text:changed-region>
        <text:changed-region text:id="ct146986048">
          <text:insertion>
            <office:change-info>
              <dc:creator>Will Duquette</dc:creator>
              <dc:date>2010-06-25T11:10:00</dc:date>
            </office:change-info>
          </text:insertion>
        </text:changed-region>
        <text:changed-region text:id="ct146974128">
          <text:deletion>
            <office:change-info>
              <dc:creator>Will Duquette</dc:creator>
              <dc:date>2010-06-25T11:10:00</dc:date>
            </office:change-info>
            <text:p text:style-name="P8">bodies</text:p>
          </text:deletion>
        </text:changed-region>
        <text:changed-region text:id="ct146804352">
          <text:insertion>
            <office:change-info>
              <dc:creator>Will Duquette</dc:creator>
              <dc:date>2010-06-25T11:10:00</dc:date>
            </office:change-info>
          </text:insertion>
        </text:changed-region>
        <text:changed-region text:id="ct146987984">
          <text:deletion>
            <office:change-info>
              <dc:creator>Will Duquette</dc:creator>
              <dc:date>2010-06-25T11:10:00</dc:date>
            </office:change-info>
            <text:p text:style-name="P8">body</text:p>
          </text:deletion>
        </text:changed-region>
        <text:changed-region text:id="ct146988200">
          <text:insertion>
            <office:change-info>
              <dc:creator>Will Duquette</dc:creator>
              <dc:date>2010-06-25T11:10:00</dc:date>
            </office:change-info>
          </text:insertion>
        </text:changed-region>
        <text:changed-region text:id="ct146988296">
          <text:deletion>
            <office:change-info>
              <dc:creator>Will Duquette</dc:creator>
              <dc:date>2010-06-25T11:10:00</dc:date>
            </office:change-info>
            <text:p text:style-name="P1">The effect of these casualties will be assessed by the CIVCAS rule set in the Driver Assessment Model (DAM).</text:p>
          </text:deletion>
        </text:changed-region>
        <text:changed-region text:id="ct145204904">
          <text:insertion>
            <office:change-info>
              <dc:creator>Will Duquette</dc:creator>
              <dc:date>2010-06-25T11:11:00</dc:date>
            </office:change-info>
          </text:insertion>
        </text:changed-region>
        <text:changed-region text:id="ct145206680">
          <text:insertion>
            <office:change-info>
              <dc:creator>Will Duquette</dc:creator>
              <dc:date>2010-06-25T11:12:00</dc:date>
            </office:change-info>
          </text:insertion>
        </text:changed-region>
        <text:changed-region text:id="ct145206776">
          <text:deletion>
            <office:change-info>
              <dc:creator>Will Duquette</dc:creator>
              <dc:date>2010-06-25T11:12:00</dc:date>
            </office:change-info>
            <text:p text:style-name="P7"><text:span text:style-name="T4">must</text:span></text:p>
          </text:deletion>
        </text:changed-region>
        <text:changed-region text:id="ct145206944">
          <text:insertion>
            <office:change-info>
              <dc:creator>Will Duquette</dc:creator>
              <dc:date>2010-06-25T11:12:00</dc:date>
            </office:change-info>
          </text:insertion>
        </text:changed-region>
        <text:changed-region text:id="ct147016296">
          <text:insertion>
            <office:change-info>
              <dc:creator>Will Duquette</dc:creator>
              <dc:date>2010-06-25T11: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AM</text:p>
      <text:p text:style-name="Subtitle">Athena S&amp;RO Simulation, V2</text:p>
      <text:p text:style-name="P34">June, 2010</text:p>
      <text:p text:style-name="Text_20_body"/>
      <text:p text:style-name="Text_20_body"/>
      <text:p text:style-name="Text_20_body"/>
      <text:p text:style-name="Text_20_body"/>
      <text:p text:style-name="Text_20_body"/>
      <text:p text:style-name="P11">William H. Duquette</text:p>
      <text:p text:style-name="P11"><text:a xlink:type="simple" xlink:href="mailto:William.H.Duquette@jpl.nasa.gov"><text:span text:style-name="T15">William.H.Duquette@jpl.nasa.gov</text:span></text:a></text:p>
      <text:p text:style-name="P11">Jet Propulsion Laboratory</text:p>
      <text:p text:style-name="P11"/>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text:s/>Introduction<text:tab/>3</text:p>
          <text:p text:style-name="P60"><text:s/>2. <text:s/>Athena Attrition Model (AAM)<text:tab/>4</text:p>
          <text:p text:style-name="P61"><text:s/>2.1 Overview<text:tab/>4</text:p>
          <text:p text:style-name="P58"><text:s/>2.1.1 Changes in Spiral 2A<text:tab/>4</text:p>
          <text:p text:style-name="P58"><text:s/>2.1.2 Attrition in the Real World<text:tab/>4</text:p>
          <text:p text:style-name="P58"><text:s/>2.1.3 Requirements for Spiral 12A<text:tab/>5</text:p>
          <text:p text:style-name="P58"><text:s/>2.1.4 Requirements for Later Spirals<text:tab/>7</text:p>
          <text:p text:style-name="P58"><text:s/>2.1.5 Simplifying Assumptions<text:tab/>7</text:p>
          <text:p text:style-name="P61"><text:s/>2.2 Uniformed vs. Non-Uniformed Forces<text:tab/>8</text:p>
          <text:p text:style-name="P61"><text:s/>2.3 Units and Unit Activities<text:tab/>8</text:p>
          <text:p text:style-name="P61"><text:s/>2.4 Unit Number and Unit Size<text:tab/>9</text:p>
          <text:p text:style-name="P61"><text:s/>2.5 Attrition and Staffing Pools<text:tab/>9</text:p>
          <text:p text:style-name="P61"><text:s/>2.6 Magic Attrition<text:tab/>9</text:p>
          <text:p text:style-name="P58"><text:s/>2.6.1 Magic Attrition to Units<text:tab/>9</text:p>
          <text:p text:style-name="P58"><text:s/>2.6.2 Magic Attrition to Groups<text:tab/>10</text:p>
          <text:p text:style-name="P58"><text:s/>2.6.3 Magic Attrition to Neighborhoods<text:tab/>10</text:p>
          <text:p text:style-name="P61"><text:s/>2.7 Antagonists and ROEs<text:tab/>10</text:p>
          <text:p text:style-name="P58"><text:s/>2.7.1 Civilian Antagonists<text:tab/>10</text:p>
          <text:p text:style-name="P58"><text:s/>2.7.2 Attacking ROEs: UF<text:tab/>10</text:p>
          <text:p text:style-name="P58"><text:s/>2.7.3 Attacking ROEs: NF<text:tab/>11</text:p>
          <text:p text:style-name="P58"><text:s/>2.7.4 Defending ROEs<text:tab/>12</text:p>
          <text:p text:style-name="P61"><text:s/>2.8 The Attrition Cycle<text:tab/>12</text:p>
          <text:p text:style-name="P61"><text:s/>2.9 Computing Attrition<text:tab/>13</text:p>
          <text:p text:style-name="P58"><text:s/>2.9.1 Uniformed vs. Non-uniformed<text:tab/>13</text:p>
          <text:p text:style-name="P58"><text:s/>2.9.2 Non-uniformed vs. Uniformed<text:tab/>15</text:p>
          <text:p text:style-name="P55"><text:s/>2.9.2.1 Loss Exchange Ratio<text:tab/>16</text:p>
          <text:p text:style-name="P55"><text:s/>2.9.2.2 NF and UF Casualties<text:tab/>17</text:p>
          <text:p text:style-name="P55"><text:s/>2.9.2.3 Civilian Collateral Damage<text:tab/>19</text:p>
          <text:p text:style-name="P61"><text:s/>2.10 Applying Attrition<text:tab/>19</text:p>
          <text:p text:style-name="P58"><text:s/>2.10.1 Force Group Attrition<text:tab/>19</text:p>
          <text:p text:style-name="P58"><text:s/>2.10.2 Organization Group Attrition<text:tab/>20</text:p>
          <text:p text:style-name="P58"><text:s/>2.10.3 Civilian Attrition<text:tab/>21</text:p>
          <text:p text:style-name="P61"><text:s/>2.11 Assessing the Attitude Implications<text:tab/>22</text:p>
          <text:p text:style-name="P58"><text:s/>2.11.1 Contrasted with JNEM<text:tab/>22</text:p>
          <text:p text:style-name="P58"><text:s/>2.11.2 Satisfaction Effects of Attrition<text:tab/>22</text:p>
          <text:p text:style-name="P58"><text:s/>2.11.3 Cooperation Effects of Attrition<text:tab/>23</text:p>
        </text:index-body>
      </text:table-of-content>
      <text:p text:style-name="Text_20_body"/>
      <text:list xml:id="list680659614" text:continue-numbering="true" text:style-name="Outline">
        <text:list-item>
          <text:h text:style-name="Heading_20_1" text:outline-level="1">Introduction</text:h>
        </text:list-item>
      </text:list>
      <text:p text:style-name="P14">This document contains the Athena Attrition Model sections from aag.odt; they have been pulled into a separate document for convenience.</text:p>
      <text:list xml:id="list1761919846" text:continue-numbering="true" text:style-name="Outline">
        <text:list-item>
          <text:h text:style-name="P36" text:outline-level="1">Athena Attrition Model (AAM)</text:h>
        </text:list-item>
      </text:list>
      <text:p text:style-name="Text_20_body">The Athena Attrition Model (AAM, pronounced “aim”) models attrition to <text:change-start text:change-id="ct146757320"/>force, organization, and civilian <text:change-end text:change-id="ct146757320"/>units<text:change text:change-id="ct146755768"/>. In Spiral <text:change text:change-id="ct146757536"/><text:change-start text:change-id="ct146757024"/>2A<text:change-end text:change-id="ct146757024"/>,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change-start text:change-id="ct146757120"/></text:p>
      <text:p text:style-name="Text_20_body">In addition, AAM supports magic attrition of individual units, any specific group in a neighborhood, and all civilians in a neighborhood.<text:change-end text:change-id="ct146757120"/></text:p>
      <text:list xml:id="list1666168594" text:continue-numbering="true" text:style-name="Outline">
        <text:list-item>
          <text:list>
            <text:list-item>
              <text:h text:style-name="Heading_20_2" text:outline-level="2">Overview<text:change-start text:change-id="ct146759856"/></text:h>
              <text:list>
                <text:list-item>
                  <text:h text:style-name="Heading_20_3" text:outline-level="3">Changes in Spiral 2A</text:h>
                </text:list-item>
              </text:list>
            </text:list-item>
          </text:list>
        </text:list-item>
      </text:list>
      <text:p text:style-name="Text_20_body">The only changes in AAM in Spiral 2A are to accommodate changes <text:change-end text:change-id="ct146759856"/><text:change-start text:change-id="ct146763800"/>in the Athena ground model. <text:s/>In particular, all personnel (including civilians) are now present in neighborhoods in the form of units; however, these units are now <text:change-end text:change-id="ct146763800"/><text:change-start text:change-id="ct146765984"/>staffed automatically from a pool of unassigned personnel according to an activity schedule. <text:s text:c="2"/>For civilians, the staffing pool is the neighborhood group population; for force and organiz<text:change-end text:change-id="ct146765984"/><text:change-start text:change-id="ct146760136"/>ation groups, it is the personnel stationed in particular neighborhoods. <text:s/>See Section TBD for more information. <text:change-end text:change-id="ct146760136"/></text:p>
      <text:list xml:id="list881663434" text:continue-numbering="true" text:style-name="Outline">
        <text:list-item>
          <text:list>
            <text:list-item>
              <text:list>
                <text:list-item>
                  <text:h text:style-name="Heading_20_3" text:outline-level="3">Attrition in the Real World</text:h>
                </text:list-item>
              </text:list>
            </text:list-item>
          </text:list>
        </text:list-item>
      </text:list>
      <text:p text:style-name="Text_20_body"><text:span text:style-name="T17">Attrition</text:span><text:span text:style-name="T2"> is </text:span>the death of unit personnel<text:change text:change-id="ct146764928"/> due to inter-group violence, ranging from chance altercations to targeted attacks (assassinations and ambushes) to riots to open force-on-force combat.</text:p>
      <text:p text:style-name="Text_20_body"><text:soft-page-break/>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text:change-start text:change-id="ct146489312"/>2A<text:change-end text:change-id="ct146489312"/><text:change text:change-id="ct146489536"/>. </text:p>
      <text:list xml:id="list1506023160" text:continue-numbering="true" text:style-name="Outline">
        <text:list-item>
          <text:list>
            <text:list-item>
              <text:list>
                <text:list-item>
                  <text:h text:style-name="Heading_20_3" text:outline-level="3"><text:bookmark-start text:name="__RefHeading__28413023"/>Requirements for <text:change-start text:change-id="ct150568832"/>This <text:change-end text:change-id="ct150568832"/>Spiral<text:bookmark-end text:name="__RefHeading__28413023"/><text:change text:change-id="ct150581432"/><text:change text:change-id="ct146765288"/></text:h>
                </text:list-item>
              </text:list>
            </text:list-item>
          </text:list>
        </text:list-item>
      </text:list>
      <text:list xml:id="list1250151979" text:continue-list="list378172814" text:style-name="L1">
        <text:list-item>
          <text:p text:style-name="P37">Attrition shall take place in neighborhoods, based on the groups present in the neighborhood.</text:p>
        </text:list-item>
        <text:list-item>
          <text:p text:style-name="P3"><text:change text:change-id="ct146765792"/><text:change-start text:change-id="ct146760232"/>All personnel <text:change-end text:change-id="ct146760232"/>are present in neighborhoods as unit personnel, i.e., as visible unit icons<text:change-start text:change-id="ct146490176"/>. staffed according to the <text:change-end text:change-id="ct146490176"/><text:change-start text:change-id="ct146765544"/>activity schedule and personnel available in the relevant staffing pool.<text:change-end text:change-id="ct146765544"/><text:change text:change-id="ct146763416"/></text:p>
        </text:list-item>
        <text:list-item>
          <text:p text:style-name="P47">Force groups may be designated as <text:span text:style-name="T16">uniformed</text:span><text:span text:style-name="T3"> or </text:span><text:span text:style-name="T16">non-uniformed</text:span><text:span text:style-name="T3">.</text:span></text:p>
        </text:list-item>
        <text:list-item>
          <text:p text:style-name="P3"><text:change text:change-id="ct146763656"/>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3">For convenience,</text:p>
        </text:list-item>
        <text:list-item>
          <text:p text:style-name="P48">A Uniformed Force (UF) is the collection of all units within a neighborhood that belong to a particular force group that is designated as <text:span text:style-name="T3">uniformed</text:span><text:span text:style-name="T16">.</text:span></text:p>
        </text:list-item>
        <text:list-item>
          <text:p text:style-name="P50">A Non-uniformed Force (NF) is the collection of all units within a neighborhood that belong to a particular force group it is designated as non-uniformed.</text:p>
        </text:list-item>
        <text:list-item>
          <text:p text:style-name="P50">A Civilian "Force" (C) is <text:change-start text:change-id="ct146768296"/>the collection of all units within a<text:change-end text:change-id="ct146768296"/><text:change-start text:change-id="ct146768432"/> neighborhood that belong to a particular group in the neighborhood. <text:s/><text:change-end text:change-id="ct146768432"/><text:change text:change-id="ct146768560"/><text:change-start text:change-id="ct146769760"/><text:s text:c="2"/>When all civilians in a neighborhood are attrited, civilian units displaced from their neighborhood of origin are included<text:change-end text:change-id="ct146769760"/><text:change-start text:change-id="ct146769856"/>; when a specific neighborhood group is attrited, they are not.<text:change-end text:change-id="ct146769856"/><text:change-start text:change-id="ct146770032"/></text:p>
        </text:list-item>
        <text:list-item>
          <text:p text:style-name="P50">A<text:change-end text:change-id="ct146770032"/><text:change-start text:change-id="ct146770200"/>ssessment of attitude changes for attrition to displaced civilian unit will be done as <text:soft-page-break/>though the attrition was incurred in the unit's neighborhood of origin.<text:change-end text:change-id="ct146770200"/><text:change-start text:change-id="ct146770936"/><text:note text:id="ftn2" text:note-class="footnote"><text:note-citation>2</text:note-citation><text:note-body><text:p text:style-name="Footnote">This is not quite right; but the current model for displaced civilians is a stopgap until GRAM can support it properly.</text:p></text:note-body></text:note><text:change-end text:change-id="ct146770936"/></text:p>
        </text:list-item>
        <text:list-item>
          <text:p text:style-name="P50">An Organization "Force" (O) is the collection of all units within a neighborhood that belong to a particular organization group.</text:p>
        </text:list-item>
        <text:list-item>
          <text:p text:style-name="P46">A neighborhood may contain any combination of UFs, NFs, Cs, and Os.</text:p>
        </text:list-item>
        <text:list-item>
          <text:p text:style-name="P37">Groups may be friendly, enemy, or neutral with each other, based on the value of their relationships.</text:p>
        </text:list-item>
        <text:list-item>
          <text:p text:style-name="P37">Attrition occurs during engagements between enemy forces.</text:p>
        </text:list-item>
        <text:list-item>
          <text:p text:style-name="P37">AAM shall model attrition caused by the following types of engagement:</text:p>
        </text:list-item>
        <text:list-item>
          <text:p text:style-name="P48">UF vs. NF</text:p>
        </text:list-item>
        <text:list-item>
          <text:p text:style-name="P51">UF hunting down enemy NF.</text:p>
        </text:list-item>
        <text:list-item>
          <text:p text:style-name="P51">NF ambushing enemy UF.</text:p>
        </text:list-item>
        <text:list-item>
          <text:p text:style-name="P52">Collateral damage to C from all engagements between forces.</text:p>
        </text:list-item>
        <text:list-item>
          <text:p text:style-name="P3">All casualties from attrition will be kills; there will be no computation of wounded.</text:p>
        </text:list-item>
        <text:list-item>
          <text:p text:style-name="P3">All attrition to O will be handled by magic input.</text:p>
        </text:list-item>
        <text:list-item>
          <text:p text:style-name="P3">All mass killings of C by any group will be handled by magic input.</text:p>
        </text:list-item>
        <text:list-item>
          <text:p text:style-name="P37">Coercion of civilians by force groups will be modeled as a force activity, as in JNEM; it improves cooperation if the coercing force has sufficient security and coverage. <text:s/>Explicit killing of C by UF or NF for the purposes of coercion will not be modeled in Spiral <text:change text:change-id="ct146773064"/><text:change-start text:change-id="ct146773648"/>2A<text:change-end text:change-id="ct146773648"/>.<text:note text:id="ftn3" text:note-class="footnote"><text:note-citation>3</text:note-citation><text:note-body><text:p text:style-name="Footnote">In future spirals we will add:</text:p><text:list xml:id="list2071378914" text:style-name="L2"><text:list-item><text:p text:style-name="P62"><text:s text:c="2"/>Levels of coercion (mere threatening vs. actual killing)</text:p></text:list-item><text:list-item><text:p text:style-name="P62"><text:s text:c="2"/>Tipping points (NPS coercion model)</text:p></text:list-item><text:list-item><text:p text:style-name="P62"><text:s text:c="2"/>Time to become effective</text:p></text:list-item><text:list-item><text:p text:style-name="P62"><text:s text:c="2"/>Levels of effectiveness based on presence of other forces and their activities</text:p></text:list-item><text:list-item><text:p text:style-name="P62"><text:s text:c="2"/>Explicit attrition to civilians for purposes of coercion</text:p></text:list-item></text:list></text:note-body></text:note></text:p>
        </text:list-item>
        <text:list-item>
          <text:p text:style-name="P48">Putting more troops into a neighborhood allows greater opportunity for coercion.</text:p>
        </text:list-item>
        <text:list-item>
          <text:p text:style-name="P3">A UF can hunt down enemy NF in a neighborhood. <text:s/>In this case, the UF will benefit if it can increase the cooperation of the population with itself and decrease the cooperation of the population with the NF, as follows:</text:p>
        </text:list-item>
        <text:list-item>
          <text:p text:style-name="P48"><text:soft-page-break/>Fewer attacks on UF by NF</text:p>
        </text:list-item>
        <text:list-item>
          <text:p text:style-name="P48">Better loss exchange rates for UF when NF does attack</text:p>
        </text:list-item>
        <text:list-item>
          <text:p text:style-name="P48">More attacks by UF against NF with less collateral damage to C on each attack.</text:p>
        </text:list-item>
        <text:list-item>
          <text:p text:style-name="P3">To find enemy NF, a UF must have troops present in the neighborhood. <text:s/>Increasing the coverage of the troops will produce more attacks on enemy NF but will also make the UF more vulnerable to attack by NF (up to a point).</text:p>
        </text:list-item>
      </text:list>
      <text:list xml:id="list743901508" text:continue-list="list1506023160" text:style-name="Outline">
        <text:list-item>
          <text:list>
            <text:list-item>
              <text:list>
                <text:list-item>
                  <text:h text:style-name="Heading_20_3" text:outline-level="3">Requirements for Later Spirals</text:h>
                </text:list-item>
              </text:list>
            </text:list-item>
          </text:list>
        </text:list-item>
      </text:list>
      <text:list xml:id="list462203117" text:continue-list="list1250151979" text:style-name="L1">
        <text:list-item>
          <text:p text:style-name="P37">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37">NF requires funding/resources in order to conduct attacks against UF.</text:p>
        </text:list-item>
        <text:list-item>
          <text:p text:style-name="P53">Reducing NF funding/resources shall reduce the number of attacks that NF can initiate against UF.</text:p>
        </text:list-item>
        <text:list-item>
          <text:p text:style-name="P47">NF can conduct IED attacks against UF.</text:p>
        </text:list-item>
        <text:list-item>
          <text:p text:style-name="P3">Force groups shall be allowed to recruit new members from the militant pools of local civilian groups.</text:p>
        </text:list-item>
        <text:list-item>
          <text:p text:style-name="P3">Individual units <text:change text:change-id="ct146779584"/><text:change-start text:change-id="ct146782592"/>might<text:change-end text:change-id="ct146782592"/> be designated as Uniformed or Non-uniformed<text:change-start text:change-id="ct146781608"/>, perhaps according to their activity<text:change-end text:change-id="ct146781608"/>, allowing a single force group to have both UF and NF.</text:p>
        </text:list-item>
        <text:list-item>
          <text:p text:style-name="P37">AAM shall <text:s/>model attrition caused by the following types of engagement.</text:p>
        </text:list-item>
        <text:list-item>
          <text:p text:style-name="P48">C vs. C</text:p>
        </text:list-item>
        <text:list-item>
          <text:p text:style-name="P48">UF vs. UF </text:p>
        </text:list-item>
        <text:list-item>
          <text:p text:style-name="P48">NF vs. NF</text:p>
        </text:list-item>
        <text:list-item>
          <text:p text:style-name="P48">Collateral damage to O from all engagements between forces.</text:p>
        </text:list-item>
      </text:list>
      <text:list xml:id="list1745854329" text:continue-list="list743901508" text:style-name="Outline">
        <text:list-item>
          <text:list>
            <text:list-item>
              <text:list>
                <text:list-item>
                  <text:h text:style-name="Heading_20_3" text:outline-level="3">Simplifying Assumptions</text:h>
                </text:list-item>
              </text:list>
            </text:list-item>
          </text:list>
        </text:list-item>
      </text:list>
      <text:p text:style-name="Text_20_body">In order to keep AAM within the realm of the possible in Spiral <text:change-start text:change-id="ct146781152"/>One<text:change-end text:change-id="ct146781152"/><text:change text:change-id="ct146780952"/> we <text:change text:change-id="ct146498360"/><text:change-start text:change-id="ct146780480"/>made<text:change-end text:change-id="ct146780480"/> the following simplifying assumptions<text:change-start text:change-id="ct146780624"/>, which are still in force in Spiral 2A<text:change-end text:change-id="ct146780624"/>:</text:p>
      <text:list xml:id="list641662945" text:style-name="L3">
        <text:list-item>
          <text:p text:style-name="P40"><text:soft-page-break/><text:s/>NFs will ambush UFs to inflict a few casualties and then run in order to limit their own casualties</text:p>
        </text:list-item>
        <text:list-item>
          <text:p text:style-name="P40"><text:s/>When a UF discovers an NF cell, the UF will attack with overwhelming force and suffer no casualties</text:p>
        </text:list-item>
        <text:list-item>
          <text:p text:style-name="P40"><text:s/>Neither UFs nor NFs will intentionally kill civilians in this model.<text:note text:id="ftn4" text:note-class="footnote"><text:note-citation>4</text:note-citation><text:note-body><text:p text:style-name="Footnote">Mass killings can be handled via magic input. <text:s/>Killing as a coercion technique will not be explicit in Spiral <text:change text:change-id="ct146784032"/><text:change-start text:change-id="ct146784512"/>2A<text:change-end text:change-id="ct146784512"/>.</text:p></text:note-body></text:note></text:p>
        </text:list-item>
        <text:list-item>
          <text:p text:style-name="P40"><text:s/>NFs will not explicitly use crowds to promote unrest or otherwise further their agenda<text:change text:change-id="ct146784608"/>.</text:p>
        </text:list-item>
        <text:list-item>
          <text:p text:style-name="P40">UFs will cause collateral damage (the killing of civilian bystanders) when attacking or defending against NFs. NFs will not kill civilians when they attack or are attacked by UF.</text:p>
        </text:list-item>
        <text:list-item>
          <text:p text:style-name="P40">There is no direct UF vs. UF or NF vs. NF conflict within the playbox.</text:p>
        </text:list-item>
      </text:list>
      <text:list xml:id="list1773032188" text:continue-list="list1745854329" text:style-name="Outline">
        <text:list-item>
          <text:list>
            <text:list-item>
              <text:h text:style-name="P59" text:outline-level="2"><text:bookmark-start text:name="__RefHeading__28403723"/>Uniformed vs. Non-Uniformed Forces<text:bookmark-end text:name="__RefHeading__28403723"/></text:h>
            </text:list-item>
          </text:list>
        </text:list-item>
      </text:list>
      <text:p text:style-name="P1">Every force group will have a flag indicating whether it is uniformed or non-uniformed. We expect that regular military, paramilitary, and police groups will usually be uniformed (UF), and irregular military and criminal groups will usually be non-uniformed (NF).</text:p>
      <text:list xml:id="list1857372185" text:continue-numbering="true" text:style-name="Outline">
        <text:list-item>
          <text:list>
            <text:list-item>
              <text:h text:style-name="P59" text:outline-level="2">Units and Unit Activities</text:h>
            </text:list-item>
          </text:list>
        </text:list-item>
      </text:list>
      <text:p text:style-name="P1">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1">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6">CHECKPOINT</text:p>
      <text:p text:style-name="P6">CMO_CONSTRUCTION <text:s text:c="3"/></text:p>
      <text:p text:style-name="P6">CMO_DEVELOPMENT <text:s text:c="4"/></text:p>
      <text:p text:style-name="P6">CMO_EDUCATION <text:s text:c="6"/></text:p>
      <text:p text:style-name="P6">CMO_EMPLOYMENT <text:s text:c="5"/></text:p>
      <text:p text:style-name="P6">CMO_HEALTHCARE <text:s text:c="5"/></text:p>
      <text:p text:style-name="P6">CMO_INDUSTRY <text:s text:c="7"/></text:p>
      <text:p text:style-name="P6">CMO_INFRASTRUCTURE <text:s/></text:p>
      <text:p text:style-name="P6"><text:soft-page-break/>CMO_LAW_ENFORCEMENT </text:p>
      <text:p text:style-name="P6">CMO_OTHER <text:s text:c="10"/></text:p>
      <text:p text:style-name="Definitions"><text:span text:style-name="T3">COERCION <text:s text:c="10"/></text:span><text:s/></text:p>
      <text:p text:style-name="P6">CRIMINAL_ACTIVITIES </text:p>
      <text:p text:style-name="P6">CURFEW <text:s text:c="13"/></text:p>
      <text:p text:style-name="P6">PATROL <text:s text:c="13"/></text:p>
      <text:p text:style-name="P6">PSYOP </text:p>
      <text:p text:style-name="P6"/>
      <text:p text:style-name="Text_20_body">However, the results of such increased exposure are being deferred to a later spiral. </text:p>
      <text:p text:style-name="P1">The following activities do not have significant exposure in the sense used here:</text:p>
      <text:p text:style-name="P6">GUARD</text:p>
      <text:p text:style-name="P6">NONE</text:p>
      <text:list xml:id="list2164394688" text:continue-numbering="true" text:style-name="Outline">
        <text:list-item>
          <text:list>
            <text:list-item>
              <text:h text:style-name="P59" text:outline-level="2">Unit Number and Unit Size</text:h>
            </text:list-item>
          </text:list>
        </text:list-item>
      </text:list>
      <text:p text:style-name="P1">Because units are used to allocate troops to particular activities, rather than to represent any military TOE, the breakdown of a force into units has no tactical significance. <text:s/><text:change text:change-id="ct146789280"/><text:s text:c="2"/>Consequently, the breakdown of a force into units will be ignored when computing <text:change-start text:change-id="ct146788416"/>the amount of <text:change-end text:change-id="ct146788416"/>attrition<text:change-start text:change-id="ct146788592"/> each group incurs<text:change-end text:change-id="ct146788592"/>.<text:change-start text:change-id="ct146789136"/></text:p>
      <text:list xml:id="list2022347131" text:continue-numbering="true" text:style-name="Outline">
        <text:list-item>
          <text:list>
            <text:list-item>
              <text:h text:style-name="Heading_20_2" text:outline-level="2">Attrition and Staffing Pools</text:h>
            </text:list-item>
          </text:list>
        </text:list-item>
      </text:list>
      <text:p text:style-name="Text_20_body">All attrition comes out of the attrit<text:change-end text:change-id="ct146789136"/><text:change-start text:change-id="ct146500680"/>ed units; but it also comes out of each unit's staffing pool, thus reducing the personnel available for staffing the following day. <text:s/>The following sections will speak only of attrition to units; the effect on the staffing po<text:change-end text:change-id="ct146500680"/><text:change-start text:change-id="ct146788968"/>ols is implicit.<text:change-end text:change-id="ct146788968"/></text:p>
      <text:list xml:id="list2028861752" text:continue-numbering="true" text:style-name="Outline">
        <text:list-item>
          <text:list>
            <text:list-item>
              <text:h text:style-name="Heading_20_2" text:outline-level="2">Magic Attrition</text:h>
            </text:list-item>
          </text:list>
        </text:list-item>
      </text:list>
      <text:p text:style-name="Text_20_body">The analyst can attrit units and groups magically<text:change-start text:change-id="ct146483928"/>.<text:change-end text:change-id="ct146483928"/><text:change text:change-id="ct146500248"/><text:change-start text:change-id="ct146789696"/> <text:s/>All attrition to civilian or organization units will be assessed by the relevant DAM rule set.<text:change-end text:change-id="ct146789696"/><text:change-start text:change-id="ct146787192"/> <text:s/>Attrition to <text:change-end text:change-id="ct146787192"/><text:change-start text:change-id="ct146787320"/>c<text:change-end text:change-id="ct146787320"/><text:change-start text:change-id="ct146787448"/>ivilians displaced from their neighborhood of origin will be assessed as though they were attrited in their neighborhood of origin.<text:change-end text:change-id="ct146787448"/></text:p>
      <text:list xml:id="list1980044704" text:continue-numbering="true" text:style-name="Outline">
        <text:list-item>
          <text:list>
            <text:list-item>
              <text:list>
                <text:list-item>
                  <text:h text:style-name="Heading_20_3" text:outline-level="3">Magic Attrition to Units</text:h>
                </text:list-item>
              </text:list>
            </text:list-item>
          </text:list>
        </text:list-item>
      </text:list>
      <text:p text:style-name="Text_20_body">The analyst can attrit a specific unit, of any type.<text:change text:change-id="ct146787864"/><text:change text:change-id="ct146787592"/></text:p>
      <text:list xml:id="list664217658" text:continue-numbering="true" text:style-name="Outline">
        <text:list-item>
          <text:list>
            <text:list-item>
              <text:list>
                <text:list-item>
                  <text:h text:style-name="Heading_20_3" text:outline-level="3"><text:soft-page-break/>Magic Attrition to Groups</text:h>
                </text:list-item>
              </text:list>
            </text:list-item>
          </text:list>
        </text:list-item>
      </text:list>
      <text:p text:style-name="Text_20_body">The analyst can attrit a specific group in a specific neighborhood. <text:s/><text:change-start text:change-id="ct146501448"/>If the group is a civilian group, only units resident in the neighborhood will be attrited.</text:p>
      <text:list xml:id="list686471171" text:continue-numbering="true" text:style-name="Outline">
        <text:list-item>
          <text:list>
            <text:list-item>
              <text:list>
                <text:list-item>
                  <text:h text:style-name="Heading_20_3" text:outline-level="3">Magic Attrition to Neighborhoods</text:h>
                </text:list-item>
              </text:list>
            </text:list-item>
          </text:list>
        </text:list-item>
      </text:list>
      <text:p text:style-name="Text_20_body"><text:change-end text:change-id="ct146501448"/>The analyst can also choose to attrit all civilians in a neighborhood<text:change-start text:change-id="ct146790480"/>; this is equivalent to collateral damage incurred during normal attrition. <text:s/>Consequently, all civilian units in the neighborhood, whether resident or displaced, will be attrited.<text:change-end text:change-id="ct146790480"/><text:change text:change-id="ct146790808"/><text:change text:change-id="ct146790680"/><text:change-start text:change-id="ct146788080"/>.<text:change-end text:change-id="ct146788080"/></text:p>
      <text:list xml:id="list606524369" text:continue-numbering="true" text:style-name="Outline">
        <text:list-item>
          <text:list>
            <text:list-item>
              <text:h text:style-name="Heading_20_2" text:outline-level="2">Antagonists and ROEs</text:h>
            </text:list-item>
          </text:list>
        </text:list-item>
      </text:list>
      <text:p text:style-name="Text_20_body">Neighborhood <text:span text:style-name="T16">n</text:span><text:span text:style-name="T3"> can contain the kinds of forces listed in Section </text:span><text:span text:style-name="T3"><text:bookmark-ref text:reference-format="number" text:ref-name="__RefHeading__28413023"> 2.1.3 </text:bookmark-ref></text:span><text:span text:style-name="T3">: NF, UF, and C.</text:span><text:span text:style-name="T3"><text:note text:id="ftn5" text:note-class="footnote"><text:note-citation>5</text:note-citation><text:note-body><text:p text:style-name="Footnote">We are ignoring organization group "forces" in Spiral <text:change text:change-id="ct146791576"/><text:change-start text:change-id="ct146791984"/>2A<text:change-end text:change-id="ct146791984"/>.</text:p></text:note-body></text:note></text:span><text:span text:style-name="T3"> <text:s/>Attrition occurs when two forces </text:span><text:span text:style-name="T16">a</text:span><text:span text:style-name="T3"> and </text:span><text:span text:style-name="T16">b</text:span><text:span text:style-name="T3"> are antagonists as defined in this section.</text:span></text:p>
      <text:list xml:id="list465233009" text:continue-numbering="true" text:style-name="Outline">
        <text:list-item>
          <text:list>
            <text:list-item>
              <text:list>
                <text:list-item>
                  <text:h text:style-name="Heading_20_3" text:outline-level="3">Civilian Antagonists</text:h>
                </text:list-item>
              </text:list>
            </text:list-item>
          </text:list>
        </text:list-item>
      </text:list>
      <text:p text:style-name="P10">This model is deferred until after Spiral One.</text:p>
      <text:p text:style-name="Text_20_body"><text:span text:style-name="T3">A civilian "force" is simply a neighborhood group. <text:s/>Two neighborhood groups are antagonistic if at least one regards the other as an ENEMY. <text:s/>We can compute the degree of antagonism between groups </text:span><text:span text:style-name="T16">nf</text:span><text:span text:style-name="T3"> and </text:span><text:span text:style-name="T16">ng</text:span><text:span text:style-name="T3"> as follows:</text:span></text:p>
      <text:p text:style-name="Text_20_body"><text:span text:style-name="T3"><text:tab/></text:span><text:span text:style-name="T3"><draw:frame draw:style-name="fr1" draw:name="Object21" text:anchor-type="as-char" svg:width="2.0701in" svg:height="0.278in" draw:z-index="6"><draw:object xlink:href="./Object 24" xlink:type="simple" xlink:show="embed" xlink:actuate="onLoad"/><draw:image xlink:href="./ObjectReplacements/Object 24" xlink:type="simple" xlink:show="embed" xlink:actuate="onLoad"/></draw:frame></text:span></text:p>
      <text:p text:style-name="Text_20_body"><text:span text:style-name="T3">If </text:span><text:span text:style-name="T3"><draw:frame draw:style-name="fr1" draw:name="Object20" text:anchor-type="as-char" svg:width="0.9189in" svg:height="0.2772in" draw:z-index="7"><draw:object xlink:href="./Object 23" xlink:type="simple" xlink:show="embed" xlink:actuate="onLoad"/><draw:image xlink:href="./ObjectReplacements/Object 23" xlink:type="simple" xlink:show="embed" xlink:actuate="onLoad"/></draw:frame></text:span><text:span text:style-name="T3"> falls in the ENEMY range, then groups </text:span><text:span text:style-name="T16">nf</text:span><text:span text:style-name="T3"> and </text:span><text:span text:style-name="T16">ng</text:span><text:span text:style-name="T3"> are antagonists, and will cause attrition to each other.</text:span></text:p>
      <text:list xml:id="list1221655362" text:continue-numbering="true" text:style-name="Outline">
        <text:list-item>
          <text:list>
            <text:list-item>
              <text:list>
                <text:list-item>
                  <text:h text:style-name="Heading_20_3" text:outline-level="3">Attacking ROEs: UF</text:h>
                </text:list-item>
              </text:list>
            </text:list-item>
          </text:list>
        </text:list-item>
      </text:list>
      <text:p text:style-name="P1">In Spiral <text:change text:change-id="ct146124328"/><text:change-start text:change-id="ct146814568"/>2A<text:change-end text:change-id="ct146814568"/>, uniformed forces (UF) may attack non-uniformed forces (NF) in a neighborhood.</text:p>
      <text:p text:style-name="Text_20_body"><text:span text:style-name="T3">A UF will attack a particular NF only when directed to do so by its Rules of Engagement. <text:s/>In principle, each UF has an </text:span><text:span text:style-name="T16">attacking ROE</text:span><text:span text:style-name="T3"> with respect to each NF <text:s text:c="2"/>This ROE may be set to </text:span></text:p>
      <text:list xml:id="list2024841675" text:style-name="L4">
        <text:list-item>
          <text:p text:style-name="P39">ATTACK</text:p>
        </text:list-item>
        <text:list-item>
          <text:p text:style-name="P39">DO_NOT_ATTACK</text:p>
        </text:list-item>
      </text:list>
      <text:p text:style-name="P1"><text:soft-page-break/>An ATTACK ROE is further qualified by a Cooperation limit: the UF will attack only if its composite cooperation with the residents of the neighborhood exceeds some value.</text:p>
      <text:p text:style-name="P1">In practice, Athena will only track ROEs set to ATTACK; if no ROE is set, no attacks will take place.</text:p>
      <text:p text:style-name="P1">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5">Nbhood</text:p>
          </table:table-cell>
          <table:table-cell table:style-name="Table3.A1" office:value-type="string">
            <text:p text:style-name="P25"><text:s/><text:span text:style-name="T16">f</text:span></text:p>
          </table:table-cell>
          <table:table-cell table:style-name="Table3.A1" office:value-type="string">
            <text:p text:style-name="P24">g</text:p>
          </table:table-cell>
          <table:table-cell table:style-name="Table3.D1" office:value-type="string">
            <text:p text:style-name="P25">Coop. Limit</text:p>
          </table:table-cell>
        </table:table-row>
        <table:table-row>
          <table:table-cell table:style-name="Table3.A2" office:value-type="string">
            <text:p text:style-name="P23">N1</text:p>
          </table:table-cell>
          <table:table-cell table:style-name="Table3.A2" office:value-type="string">
            <text:p text:style-name="P23">BLUE</text:p>
          </table:table-cell>
          <table:table-cell table:style-name="Table3.A2" office:value-type="string">
            <text:p text:style-name="P23">ALQ</text:p>
          </table:table-cell>
          <table:table-cell table:style-name="Table3.D2" office:value-type="float" office:value="25">
            <text:p text:style-name="P23">25</text:p>
          </table:table-cell>
        </table:table-row>
        <table:table-row>
          <table:table-cell table:style-name="Table3.A2" office:value-type="string">
            <text:p text:style-name="P23">N2</text:p>
          </table:table-cell>
          <table:table-cell table:style-name="Table3.A2" office:value-type="string">
            <text:p text:style-name="P23">BLUE</text:p>
          </table:table-cell>
          <table:table-cell table:style-name="Table3.A2" office:value-type="string">
            <text:p text:style-name="P23">ALQ</text:p>
          </table:table-cell>
          <table:table-cell table:style-name="Table3.D2" office:value-type="float" office:value="40">
            <text:p text:style-name="P23">40</text:p>
          </table:table-cell>
        </table:table-row>
      </table:table>
      <text:p text:style-name="P1"/>
      <text:p text:style-name="P1">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953444458" text:continue-list="list1221655362" text:style-name="Outline">
        <text:list-item>
          <text:list>
            <text:list-item>
              <text:list>
                <text:list-item>
                  <text:h text:style-name="Heading_20_3" text:outline-level="3">Attacking ROEs: NF</text:h>
                </text:list-item>
              </text:list>
            </text:list-item>
          </text:list>
        </text:list-item>
      </text:list>
      <text:p text:style-name="P1">In Spiral One, non-uniformed forces (NF) may attack uniformed forces (UF) in a neighborhood.</text:p>
      <text:p text:style-name="Text_20_body"><text:span text:style-name="T3">Just as with UFs, an NF will attack a particular UF only when ordered to do so by its Rules of Engagement. <text:s/>In principle, each NF has an </text:span><text:span text:style-name="T16">attacking ROE</text:span><text:span text:style-name="T3"> with respect to each UF. <text:s/>This ROE may be </text:span><text:span text:style-name="T3">set to </text:span></text:p>
      <text:list xml:id="list357875550" text:continue-list="list2024841675" text:style-name="L4">
        <text:list-item>
          <text:p text:style-name="P39">HIT_AND_RUN: <text:s/>The NF will attempt to kill UF troops through ambushes, IED attacks, and so forth, while limiting their own losses by running as soon as possible.</text:p>
        </text:list-item>
        <text:list-item>
          <text:p text:style-name="P39">STAND_AND_FIGHT: <text:s/>The NF will attempt to kill UF troops by sucking them into an ambushes and pinning them down, so as to kill as many UF troops as possible regardless of their own losses.</text:p>
        </text:list-item>
        <text:list-item>
          <text:p text:style-name="P39">DO_NOT_ATTACK</text:p>
        </text:list-item>
      </text:list>
      <text:p text:style-name="P1">The HIT_AND_RUN and STAND_AND_FIGHT ROEs are further qualified by a Cooperation limit: a force will attack only if its composite cooperation with the residents of the neighborhood exceeds some value.</text:p>
      <text:p text:style-name="P1">In addition, the HIT_AND_RUN and STAND_AND_FIGHT ROEs include a nominal number of attacks per day.<text:note text:id="ftn6" text:note-class="footnote"><text:note-citation>6</text:note-citation><text:note-body><text:p text:style-name="P1"><text:s text:c="2"/>In <text:change text:change-id="ct146823448"/><text:change-start text:change-id="ct146825400"/>a later spiral<text:change-end text:change-id="ct146825400"/>, this number will be computed automatically from the resources available to the NF.</text:p></text:note-body></text:note></text:p>
      <text:p text:style-name="P1"><text:soft-page-break/>In practice, Athena will not track ROEs set to DO_NOT_ATTACK; if neither HIT_AND_RUN nor STAND_AND_FIGHT is set, no attacks will take place.</text:p>
      <text:p text:style-name="P1">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Nbhood</text:p>
          </table:table-cell>
          <table:table-cell table:style-name="Table2.A1" office:value-type="string">
            <text:p text:style-name="P25"><text:s/><text:span text:style-name="T16">f</text:span></text:p>
          </table:table-cell>
          <table:table-cell table:style-name="Table2.A1" office:value-type="string">
            <text:p text:style-name="P24">g</text:p>
          </table:table-cell>
          <table:table-cell table:style-name="Table2.A1" office:value-type="string">
            <text:p text:style-name="P26">ROE</text:p>
          </table:table-cell>
          <table:table-cell table:style-name="Table2.A1" office:value-type="string">
            <text:p text:style-name="P25">Coop. Limit</text:p>
          </table:table-cell>
          <table:table-cell table:style-name="Table2.F1" office:value-type="string">
            <text:p text:style-name="P25">Attacks/Day</text:p>
          </table:table-cell>
        </table:table-row>
        <table:table-row>
          <table:table-cell table:style-name="Table2.A2" office:value-type="string">
            <text:p text:style-name="P23">N1</text:p>
          </table:table-cell>
          <table:table-cell table:style-name="Table2.A2" office:value-type="string">
            <text:p text:style-name="P23">ALQ </text:p>
          </table:table-cell>
          <table:table-cell table:style-name="Table2.A2" office:value-type="string">
            <text:p text:style-name="P23">BLUE</text:p>
          </table:table-cell>
          <table:table-cell table:style-name="Table2.A2" office:value-type="string">
            <text:p text:style-name="P23">STAND_AND_FIGHT</text:p>
          </table:table-cell>
          <table:table-cell table:style-name="Table2.E2" office:value-type="float" office:value="40">
            <text:p text:style-name="P23">40</text:p>
          </table:table-cell>
          <table:table-cell table:style-name="Table2.F2" office:value-type="float" office:value="0.2">
            <text:p text:style-name="P23">0.2</text:p>
          </table:table-cell>
        </table:table-row>
        <table:table-row>
          <table:table-cell table:style-name="Table2.A2" office:value-type="string">
            <text:p text:style-name="P23">N2</text:p>
          </table:table-cell>
          <table:table-cell table:style-name="Table2.A2" office:value-type="string">
            <text:p text:style-name="P23">ALQ</text:p>
          </table:table-cell>
          <table:table-cell table:style-name="Table2.A2" office:value-type="string">
            <text:p text:style-name="P23">BLUE</text:p>
          </table:table-cell>
          <table:table-cell table:style-name="Table2.D3" office:value-type="string">
            <text:p text:style-name="P23">HIT_AND_RUN</text:p>
          </table:table-cell>
          <table:table-cell table:style-name="Table2.E2" office:value-type="float" office:value="40">
            <text:p text:style-name="P23">40</text:p>
          </table:table-cell>
          <table:table-cell table:style-name="Table2.F2" office:value-type="float" office:value="0.5">
            <text:p text:style-name="P23">0.5</text:p>
          </table:table-cell>
        </table:table-row>
      </table:table>
      <text:p text:style-name="P1"/>
      <text:p text:style-name="P1">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1832065583" text:continue-list="list953444458" text:style-name="Outline">
        <text:list-item>
          <text:list>
            <text:list-item>
              <text:list>
                <text:list-item>
                  <text:h text:style-name="Heading_20_3" text:outline-level="3">Defending ROEs</text:h>
                </text:list-item>
              </text:list>
            </text:list-item>
          </text:list>
        </text:list-item>
      </text:list>
      <text:p text:style-name="Text_20_body">In addition to its Attacking ROEs, each uniformed force has a Defending ROE, which can have one of three values:</text:p>
      <text:list xml:id="list1062915353" text:style-name="L5">
        <text:list-item>
          <text:p text:style-name="P41">FIRE_BACK_IMMEDIATELY: Fire back immediately if fired upon. <text:s/>This will cause collateral damage to civilians whenever the UF defends itself.</text:p>
        </text:list-item>
        <text:list-item>
          <text:p text:style-name="P41">FIRE_BACK_IF_PRESSED: Do not fire back unless the enemy continues to engage. <text:s/>This will cause collateral damage to civilians only when the UF defends itself against an NF with an attacking ROE of STAND_AND_FIGHT.</text:p>
        </text:list-item>
        <text:list-item>
          <text:p text:style-name="P41">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list xml:id="list799549760" text:continue-list="list1832065583" text:style-name="Outline">
        <text:list-item>
          <text:list>
            <text:list-item>
              <text:h text:style-name="Heading_20_2" text:outline-level="2">The Attrition Cycle</text:h>
            </text:list-item>
          </text:list>
        </text:list-item>
      </text:list>
      <text:p text:style-name="Text_20_body">Attrition will be computed at regular intervals; the default interval is one week, i.e., 7 ticks,<text:note text:id="ftn7" text:note-class="footnote"><text:note-citation>7</text:note-citation><text:note-body><text:p text:style-name="Footnote">Model parameter: <text:span text:style-name="T18">aam.ticksPerTock</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text:soft-page-break/>For each neighborhood <text:span text:style-name="T16">n,</text:span></text:p>
      <text:p text:style-name="P28">Determine each pair <text:span text:style-name="T16">a,b</text:span> of antagonists in <text:span text:style-name="T16">n</text:span>.</text:p>
      <text:p text:style-name="P28">For each pair <text:span text:style-name="T16">a,b</text:span></text:p>
      <text:p text:style-name="P29">Compute attrition for each pair, according to the kind of antagonists.</text:p>
      <text:p text:style-name="P30">UF vs. NF</text:p>
      <text:p text:style-name="P30">NF vs. UF</text:p>
      <text:p text:style-name="P31"><text:tab/><text:tab/><text:tab/>Accumulate the attrition to each force.</text:p>
      <text:p text:style-name="P28">Apply all attrition at the end.</text:p>
      <text:p text:style-name="P28"/>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list xml:id="list1389538178"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text:change text:change-id="ct146835848"/><text:change-start text:change-id="ct146832576"/>2A<text:change-end text:change-id="ct146832576"/> as a result of UF attacks on NF cells.</text:p>
      <text:p text:style-name="Text_20_body">The UF must find the NF cells in order to attack them. <text:s/>The number of cells found increases with:</text:p>
      <text:list xml:id="list1607579079" text:style-name="L6">
        <text:list-item>
          <text:p text:style-name="P42">The number of troops in the UF: the more troops, the more chance of contact.</text:p>
        </text:list-item>
        <text:list-item>
          <text:p text:style-name="P42">Increased cooperation of the civilians with the UF, because the UF will get more intel.</text:p>
        </text:list-item>
        <text:list-item>
          <text:p text:style-name="P42">Decreased cooperation of the civilians with the NF, because the civilians are less likely to warn the NF of an impending attack.</text:p>
        </text:list-item>
        <text:list-item>
          <text:p text:style-name="P42">The number of troops in the NF: the more troops, the easier they are to find.</text:p>
        </text:list-item>
        <text:list-item>
          <text:p text:style-name="P42"><text:change text:change-id="ct146834120"/><text:change-start text:change-id="ct146837296"/><text:span text:style-name="T2">In a later spiral</text:span><text:change-end text:change-id="ct146837296"/><text:span text:style-name="T2">: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3"><draw:frame draw:style-name="fr1" draw:name="Object27" text:anchor-type="as-char" svg:width="0.2382in" svg:height="0.2398in" draw:z-index="10"><draw:object xlink:href="./Object 30" xlink:type="simple" xlink:show="embed" xlink:actuate="onLoad"/><draw:image xlink:href="./ObjectReplacements/Object 30" xlink:type="simple" xlink:show="embed" xlink:actuate="onLoad"/></draw:frame></text:span><text:span text:style-name="T3"><text:tab/>=<text:tab/>The duration of the attrition interval in days</text:span></text:p>
      <text:p text:style-name="Definitions"><text:span text:style-name="T3"><draw:frame draw:style-name="fr1" draw:name="Object22" text:anchor-type="as-char" svg:width="0.278in" svg:height="0.278in" draw:z-index="11"><draw:object xlink:href="./Object 25" xlink:type="simple" xlink:show="embed" xlink:actuate="onLoad"/><draw:image xlink:href="./ObjectReplacements/Object 25" xlink:type="simple" xlink:show="embed" xlink:actuate="onLoad"/></draw:frame></text:span><text:span text:style-name="T3"><text:tab/>=<text:tab/>The composite cooperation of the civilians in </text:span>n<text:span text:style-name="T3"> with the NF.</text:span></text:p>
      <text:p text:style-name="Definitions"><text:span text:style-name="T3"><draw:frame draw:style-name="fr1" draw:name="Object23" text:anchor-type="as-char" svg:width="0.2772in" svg:height="0.278in" draw:z-index="12"><draw:object xlink:href="./Object 26" xlink:type="simple" xlink:show="embed" xlink:actuate="onLoad"/><draw:image xlink:href="./ObjectReplacements/Object 26" xlink:type="simple" xlink:show="embed" xlink:actuate="onLoad"/></draw:frame></text:span><text:span text:style-name="T3"><text:tab/>=<text:tab/>The composite cooperation of the civilians in </text:span><text:span text:style-name="T16">n</text:span><text:span text:style-name="T3"> with the UF.</text:span></text:p>
      <text:p text:style-name="Definitions"><text:soft-page-break/><text:span text:style-name="T3"><draw:frame draw:style-name="fr1" draw:name="Object38" text:anchor-type="as-char" svg:width="0.2043in" svg:height="0.2772in" draw:z-index="13"><draw:object xlink:href="./Object 41" xlink:type="simple" xlink:show="embed" xlink:actuate="onLoad"/><draw:image xlink:href="./ObjectReplacements/Object 41" xlink:type="simple" xlink:show="embed" xlink:actuate="onLoad"/></draw:frame></text:span><text:span text:style-name="T3"><text:tab/>=<text:tab/>The possible number of attacks by the UF on the NF during the interval.</text:span></text:p>
      <text:p text:style-name="Definitions"><text:span text:style-name="T3"><draw:frame draw:style-name="fr1" draw:name="Object24" text:anchor-type="as-char" svg:width="0.1953in" svg:height="0.2772in" draw:z-index="14"><draw:object xlink:href="./Object 27" xlink:type="simple" xlink:show="embed" xlink:actuate="onLoad"/><draw:image xlink:href="./ObjectReplacements/Object 27" xlink:type="simple" xlink:show="embed" xlink:actuate="onLoad"/></draw:frame></text:span><text:span text:style-name="T3"><text:tab/>=<text:tab/>The actual number of <text:s/>attacks by the UF on the NF during the interval</text:span></text:p>
      <text:p text:style-name="Definitions"><draw:frame draw:style-name="fr1" draw:name="Object25" text:anchor-type="as-char" svg:width="0.3728in" svg:height="0.2772in" draw:z-index="15"><draw:object xlink:href="./Object 28" xlink:type="simple" xlink:show="embed" xlink:actuate="onLoad"/><draw:image xlink:href="./ObjectReplacements/Object 28" xlink:type="simple" xlink:show="embed" xlink:actuate="onLoad"/></draw:frame><text:span text:style-name="T3"><text:tab/>=<text:tab/>The actual coverage fraction of the UF .</text:span><text:span text:style-name="T3"><text:note text:id="ftn8" text:note-class="footnote"><text:note-citation>8</text:note-citation><text:note-body><text:p text:style-name="Footnote">Computed in-line using a coverage function; model parameter: <text:span text:style-name="T12">aam.UFvNF.UF.coverageFunction</text:span></text:p></text:note-body></text:note></text:span></text:p>
      <text:p text:style-name="Definitions"><text:span text:style-name="T3"><draw:frame draw:style-name="fr1" draw:name="Object31" text:anchor-type="as-char" svg:width="0.6634in" svg:height="0.278in" draw:z-index="16"><draw:object xlink:href="./Object 34" xlink:type="simple" xlink:show="embed" xlink:actuate="onLoad"/><draw:image xlink:href="./ObjectReplacements/Object 34" xlink:type="simple" xlink:show="embed" xlink:actuate="onLoad"/></draw:frame></text:span><text:span text:style-name="T3"><text:tab/>=<text:tab/>The nominal coverage fraction of the UF for this algorithm.</text:span><text:span text:style-name="T3"><text:note text:id="ftn9" text:note-class="footnote"><text:note-citation>9</text:note-citation><text:note-body><text:p text:style-name="Footnote">Model parameter: <text:span text:style-name="T12">aam.UFvNF.UF.</text:span><text:span text:style-name="T13">nominalCoverage</text:span><text:span text:style-name="T12"> </text:span>e.g., 0.3 (depends on what would be expected as average in this scenario)</text:p></text:note-body></text:note></text:span></text:p>
      <text:p text:style-name="Definitions"><text:span text:style-name="T3"><draw:frame draw:style-name="fr1" draw:name="Object26" text:anchor-type="as-char" svg:width="0.3728in" svg:height="0.2772in" draw:z-index="17"><draw:object xlink:href="./Object 29" xlink:type="simple" xlink:show="embed" xlink:actuate="onLoad"/><draw:image xlink:href="./ObjectReplacements/Object 29" xlink:type="simple" xlink:show="embed" xlink:actuate="onLoad"/></draw:frame></text:span><text:span text:style-name="T3"><text:tab/>=<text:tab/>The coverage fraction of the NF.</text:span><text:span text:style-name="T3"><text:note text:id="ftn10" text:note-class="footnote"><text:note-citation>10</text:note-citation><text:note-body><text:p text:style-name="Footnote">Computed in-line using a coverage function; model parameter: <text:span text:style-name="T12">aam.UFvNF.NF.coverageFunction</text:span>. <text:s/>This is identical to the default COERCION coverage function.</text:p></text:note-body></text:note></text:span><text:span text:style-name="T3"><text:tab/></text:span></text:p>
      <text:p text:style-name="Definitions"><draw:frame draw:style-name="fr1" draw:name="Object32" text:anchor-type="as-char" svg:width="0.6638in" svg:height="0.278in" draw:z-index="20"><draw:object xlink:href="./Object 35" xlink:type="simple" xlink:show="embed" xlink:actuate="onLoad"/><draw:image xlink:href="./ObjectReplacements/Object 35" xlink:type="simple" xlink:show="embed" xlink:actuate="onLoad"/></draw:frame><text:span text:style-name="T3"><text:tab/>=<text:tab/>The nominal coverage fraction of the NF for this algorithm.</text:span><text:span text:style-name="T3"><text:note text:id="ftn11" text:note-class="footnote"><text:note-citation>11</text:note-citation><text:note-body><text:p text:style-name="Footnote">Model parameter: <text:span text:style-name="T12">aam.UFvNF.NF.</text:span><text:span text:style-name="T13">nominalCoverage</text:span>, e.g., 0.4 </text:p></text:note-body></text:note></text:span></text:p>
      <text:p text:style-name="Definitions"><text:span text:style-name="T16">TF<text:tab/>=<text:tab/></text:span><text:span text:style-name="T3">The average time to find an NF cell, given equal cooperation and the nominal coverage fractions.</text:span><text:span text:style-name="T3"><text:note text:id="ftn12" text:note-class="footnote"><text:note-citation>12</text:note-citation><text:note-body><text:p text:style-name="Footnote">Model parameter: <text:span text:style-name="T12">aam.UFvNF.UF.timeToFind</text:span>, <text:span text:style-name="Code"><text:span text:style-name="T23">e.g., 5 days </text:span></text:span></text:p></text:note-body></text:note></text:span><text:span text:style-name="T3"> <text:s/>This is the parameter that drives this part of the model.</text:span></text:p>
      <text:p text:style-name="P6"/>
      <text:p text:style-name="P1">Then, we compute the possible number of attacks as follows:</text:p>
      <text:p text:style-name="Text_20_body"><text:span text:style-name="T3"><text:tab/></text:span><text:span text:style-name="T3"><draw:frame draw:style-name="fr1" draw:name="Object28" text:anchor-type="as-char" svg:width="4.128in" svg:height="0.6366in" draw:z-index="0"><draw:object xlink:href="./Object 31" xlink:type="simple" xlink:show="embed" xlink:actuate="onLoad"/><draw:image xlink:href="./ObjectReplacements/Object 31" xlink:type="simple" xlink:show="embed" xlink:actuate="onLoad"/></draw:frame></text:span></text:p>
      <text:p text:style-name="P19"><text:span text:style-name="T3">Thus, when the cooperation levels are balanced (</text:span><text:span text:style-name="T3"><draw:frame draw:style-name="fr1" draw:name="Object29" text:anchor-type="as-char" svg:width="0.7661in" svg:height="0.278in" draw:z-index="1"><draw:object xlink:href="./Object 32" xlink:type="simple" xlink:show="embed" xlink:actuate="onLoad"/><draw:image xlink:href="./ObjectReplacements/Object 32" xlink:type="simple" xlink:show="embed" xlink:actuate="onLoad"/></draw:frame></text:span><text:span text:style-name="T3">), and when the coverage fractions are at their nominal levels, we get precisely the average number of attacks during the interval</text:span></text:p>
      <text:p text:style-name="Text_20_body"><text:span text:style-name="T3"><text:tab/></text:span><text:span text:style-name="T3"><draw:frame draw:style-name="fr1" draw:name="Object30" text:anchor-type="as-char" svg:width="1.1772in" svg:height="0.548in" draw:z-index="21"><draw:object xlink:href="./Object 33" xlink:type="simple" xlink:show="embed" xlink:actuate="onLoad"/><draw:image xlink:href="./ObjectReplacements/Object 33" xlink:type="simple" xlink:show="embed" xlink:actuate="onLoad"/></draw:frame></text:span></text:p>
      <text:p text:style-name="P1">The possible number of attacks is increased by increased cooperation of the population with the UF, and by increased coverage for either group, and is decreased by increased cooperation of the population with the NF, as desired.</text:p>
      <text:p text:style-name="P1">Next, we must determine the actual number of attacks, and the attrition resulting from them. <text:s/>Let</text:p>
      <text:p text:style-name="Definitions">cellsize<text:tab/>=<text:span text:style-name="T3"><text:tab/>The average number of troops per NF cell.</text:span><text:span text:style-name="T3"><text:note text:id="ftn13" text:note-class="footnote"><text:note-citation>13</text:note-citation><text:note-body><text:p text:style-name="Footnote">Initially, this will be a model parameter, <text:span text:style-name="T12">aam.UFvNF.NF.cellSize</text:span>, e.g., 7 NF/cell in every neighborhood. Later, it might be allowed to vary by group and by neighborhood.</text:p></text:note-body></text:note></text:span></text:p>
      <text:p text:style-name="Definitions"><text:span text:style-name="T3"><draw:frame draw:style-name="fr1" draw:name="Object34" text:anchor-type="as-char" svg:width="0.8189in" svg:height="0.2772in" draw:z-index="22"><draw:object xlink:href="./Object 37" xlink:type="simple" xlink:show="embed" xlink:actuate="onLoad"/><draw:image xlink:href="./ObjectReplacements/Object 37" xlink:type="simple" xlink:show="embed" xlink:actuate="onLoad"/></draw:frame></text:span><text:span text:style-name="T3"><text:tab/>=<text:tab/>The number of NF troops in the neighborhood.</text:span></text:p>
      <text:p text:style-name="P6"/>
      <text:p text:style-name="P1">The number of cells is then</text:p>
      <text:p text:style-name="Text_20_body"><text:soft-page-break/><text:tab/><draw:frame draw:style-name="fr1" draw:name="Object33" text:anchor-type="as-char" svg:width="1.9256in" svg:height="0.589in" draw:z-index="23"><draw:object xlink:href="./Object 36" xlink:type="simple" xlink:show="embed" xlink:actuate="onLoad"/><draw:image xlink:href="./ObjectReplacements/Object 36" xlink:type="simple" xlink:show="embed" xlink:actuate="onLoad"/></draw:frame></text:p>
      <text:p text:style-name="P1">Since each attack kills an entire cell, the actual number of attacks cannot exceed the number of cells:</text:p>
      <text:p text:style-name="P1"><text:tab/><draw:frame draw:style-name="fr1" draw:name="Object39" text:anchor-type="as-char" svg:width="1.428in" svg:height="0.278in" draw:z-index="25"><draw:object xlink:href="./Object 42" xlink:type="simple" xlink:show="embed" xlink:actuate="onLoad"/><draw:image xlink:href="./ObjectReplacements/Object 42" xlink:type="simple" xlink:show="embed" xlink:actuate="onLoad"/></draw:frame></text:p>
      <text:p text:style-name="P1">The number of NF troops killed is then</text:p>
      <text:p text:style-name="Text_20_body"><text:span text:style-name="T3"><text:tab/></text:span><text:span text:style-name="T3"><draw:frame draw:style-name="fr1" draw:name="Object36" text:anchor-type="as-char" svg:width="2.6634in" svg:height="0.278in" draw:z-index="26"><draw:object xlink:href="./Object 39" xlink:type="simple" xlink:show="embed" xlink:actuate="onLoad"/><draw:image xlink:href="./ObjectReplacements/Object 39" xlink:type="simple" xlink:show="embed" xlink:actuate="onLoad"/></draw:frame></text:span></text:p>
      <text:p text:style-name="P1">Next, we must compute civilian casualties. <text:s/>Let<text:tab/><text:tab/></text:p>
      <text:p text:style-name="Definitions"><text:span text:style-name="T16"><draw:frame draw:style-name="fr1" draw:name="Object40" text:anchor-type="as-char" svg:width="0.2772in" svg:height="0.2772in" draw:z-index="27"><draw:object xlink:href="./Object 43" xlink:type="simple" xlink:show="embed" xlink:actuate="onLoad"/><draw:image xlink:href="./ObjectReplacements/Object 43" xlink:type="simple" xlink:show="embed" xlink:actuate="onLoad"/></draw:frame></text:span><text:span text:style-name="T16"><text:tab/>=<text:tab/></text:span><text:span text:style-name="T3">The nominal composite cooperation of the neighborhood with the UF for this algorithm.</text:span><text:span text:style-name="T3"><text:note text:id="ftn14" text:note-class="footnote"><text:note-citation>14</text:note-citation><text:note-body><text:p text:style-name="Footnote">Model parameter: <text:span text:style-name="T12">aam.UFvsNF.UF.nominalCooperation</text:span>, e.g., 35 %</text:p></text:note-body></text:note></text:span><text:span text:style-name="T16"><text:tab/></text:span></text:p>
      <text:p text:style-name="P20"><text:span text:style-name="T16">ECDA</text:span><text:span text:style-name="T3"><text:tab/>=<text:tab/>The Expected <text:s/>Collateral Damage per Attack, i.e., the number of civilians killed for each attach on an NF cell, assuming nominal cooperation. <text:s/>This value will depend on the urbanization level of the neighborhood (rural, suburban, urban). <text:s/></text:span><text:span text:style-name="T3">For example, if </text:span><text:span text:style-name="T16">ECDA</text:span><text:span text:style-name="T3"> is 2.0, then we expect two civilian casualties for each cell killed.</text:span><text:span text:style-name="T3"><text:note text:id="ftn15" text:note-class="footnote"><text:note-citation>15</text:note-citation><text:note-body><text:p text:style-name="Footnote">Model parameter: <text:span text:style-name="T12">aam.UFvsNF.ECDA.</text:span><text:span text:style-name="T14">urbanization</text:span>, e.g., 1 in rural, 3 in suburban, and 5 in urban.</text:p></text:note-body></text:note></text:span></text:p>
      <text:p text:style-name="P6"/>
      <text:p text:style-name="P1">Then</text:p>
      <text:p text:style-name="Text_20_body"><text:span text:style-name="T3"><text:tab/></text:span><text:span text:style-name="T3"><draw:frame draw:style-name="fr1" draw:name="Object35" text:anchor-type="as-char" svg:width="3.0571in" svg:height="0.6366in" draw:z-index="28"><draw:object xlink:href="./Object 38" xlink:type="simple" xlink:show="embed" xlink:actuate="onLoad"/><draw:image xlink:href="./ObjectReplacements/Object 38" xlink:type="simple" xlink:show="embed" xlink:actuate="onLoad"/></draw:frame></text:span></text:p>
      <text:p text:style-name="P1">If the actual cooperation of the neighborhood with the UF is exactly the nominal, then the civilian casualties will be just as expected. <text:s/>If the nominal cooperation is 50%, then better than nominal cooperation can cut casualties in half<text:span text:style-name="T19">—</text:span><text:span text:style-name="T21">but minimal cooperation (10% or less) can increase casualties by a factor of five.</text:span></text:p>
      <text:list xml:id="list1260908289" text:continue-list="list1389538178"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16" text:note-class="footnote"><text:note-citation>16</text:note-citation><text:note-body><text:p text:style-name="Footnote">In <text:change-start text:change-id="ct146938512"/>a later spiral<text:change-end text:change-id="ct146938512"/><text:change text:change-id="ct146938608"/>.</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text:soft-page-break/>should:</text:p>
      <text:list xml:id="list1358273409" text:style-name="L7">
        <text:list-item>
          <text:p text:style-name="P43">Vary inversely with UF security</text:p>
        </text:list-item>
        <text:list-item>
          <text:p text:style-name="P43">Vary directly with the cooperation of the neighborhood with the NF.</text:p>
        </text:list-item>
        <text:list-item>
          <text:p text:style-name="P43">Vary directly with the coverage of UF units in the neighborhood.</text:p>
        </text:list-item>
      </text:list>
      <text:p text:style-name="Text_20_body">First we compute <draw:frame draw:style-name="fr1" draw:name="Object41" text:anchor-type="as-char" svg:width="0.2043in" svg:height="0.2772in" draw:z-index="31"><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32"><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16">rate</text:span><text:tab/>=<text:span text:style-name="T3"><text:tab/>The nominal attack rate per day.</text:span><text:span text:style-name="T3"><text:note text:id="ftn17" text:note-class="footnote"><text:note-citation>1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text:change text:change-id="ct146945048"/><text:change-start text:change-id="ct146945176"/>a later spiral<text:change-end text:change-id="ct146945176"/>, however. <text:s/>For<text:change-start text:change-id="ct146945304"/> now<text:change-end text:change-id="ct146945304"/>, the attack rate per day is part of the NF's attacking ROE.</text:p></text:note-body></text:note></text:span></text:p>
      <text:p text:style-name="Definitions"><text:span text:style-name="T3"><draw:frame draw:style-name="fr1" draw:name="Object44" text:anchor-type="as-char" svg:width="0.6709in" svg:height="0.2772in" draw:z-index="33"><draw:object xlink:href="./Object 47" xlink:type="simple" xlink:show="embed" xlink:actuate="onLoad"/><draw:image xlink:href="./ObjectReplacements/Object 47" xlink:type="simple" xlink:show="embed" xlink:actuate="onLoad"/></draw:frame></text:span><text:span text:style-name="T3"><text:tab/>=<text:tab/>The UF's security in the neighborhood. <text:s/>Security ranges from -100 to +100.</text:span></text:p>
      <text:p text:style-name="Definitions"><text:span text:style-name="T3"><draw:frame draw:style-name="fr1" draw:name="Object45" text:anchor-type="as-char" svg:width="0.2772in" svg:height="0.2772in" draw:z-index="34"><draw:object xlink:href="./Object 48" xlink:type="simple" xlink:show="embed" xlink:actuate="onLoad"/><draw:image xlink:href="./ObjectReplacements/Object 48" xlink:type="simple" xlink:show="embed" xlink:actuate="onLoad"/></draw:frame></text:span><text:span text:style-name="T3"><text:tab/>=<text:tab/>The composite cooperation of the neighborhood with the NF.</text:span></text:p>
      <text:p text:style-name="Definitions"><draw:frame draw:style-name="fr1" draw:name="Object46" text:anchor-type="as-char" svg:width="0.278in" svg:height="0.2772in" draw:z-index="35"><draw:object xlink:href="./Object 49" xlink:type="simple" xlink:show="embed" xlink:actuate="onLoad"/><draw:image xlink:href="./ObjectReplacements/Object 49" xlink:type="simple" xlink:show="embed" xlink:actuate="onLoad"/></draw:frame><text:span text:style-name="T3"> <text:tab/>=<text:tab/>The nominal cooperation of the neighborhood with the NF for this algorithm.</text:span><text:span text:style-name="T3"><text:note text:id="ftn18" text:note-class="footnote"><text:note-citation>18</text:note-citation><text:note-body><text:p text:style-name="Footnote">Model parameter: <text:span text:style-name="T12">aam.NFvsUF.</text:span><text:span text:style-name="T14">roe</text:span><text:span text:style-name="T12">.nominalCooperation</text:span><text:span text:style-name="T3">, e</text:span>.g., 50%.</text:p></text:note-body></text:note></text:span><text:span text:style-name="T3"> <text:s/>This parameter depends on the ROE, HIT_AND_RUN or STAND_AND_FIGHT.</text:span></text:p>
      <text:p text:style-name="Definitions"><text:span text:style-name="T3"><draw:frame draw:style-name="fr1" draw:name="Object47" text:anchor-type="as-char" svg:width="0.3728in" svg:height="0.2772in" draw:z-index="36"><draw:object xlink:href="./Object 50" xlink:type="simple" xlink:show="embed" xlink:actuate="onLoad"/><draw:image xlink:href="./ObjectReplacements/Object 50" xlink:type="simple" xlink:show="embed" xlink:actuate="onLoad"/></draw:frame></text:span><text:span text:style-name="T3"><text:tab/>=<text:tab/>The actual coverage fraction of the UF, based on total personnel in the neighborhood.</text:span><text:span text:style-name="T3"><text:note text:id="ftn19" text:note-class="footnote"><text:note-citation>19</text:note-citation><text:note-body><text:p text:style-name="Footnote">Model parameter: <text:span text:style-name="T12">aam.NFvsUF.UF.coverageFunction</text:span>, e.g., {25 1000}.</text:p></text:note-body></text:note></text:span></text:p>
      <text:p text:style-name="Definitions"><text:span text:style-name="T3"><draw:frame draw:style-name="fr1" draw:name="Object48" text:anchor-type="as-char" svg:width="0.6634in" svg:height="0.278in" draw:z-index="37"><draw:object xlink:href="./Object 51" xlink:type="simple" xlink:show="embed" xlink:actuate="onLoad"/><draw:image xlink:href="./ObjectReplacements/Object 51" xlink:type="simple" xlink:show="embed" xlink:actuate="onLoad"/></draw:frame></text:span><text:span text:style-name="T3"><text:tab/>=<text:tab/>The nominal coverage fraction of the UF for this algorithm.</text:span><text:span text:style-name="T3"><text:note text:id="ftn20" text:note-class="footnote"><text:note-citation>20</text:note-citation><text:note-body><text:p text:style-name="Footnote">Model parameter: <text:span text:style-name="T12">aam.NFvsUF.UF.nominalCoverage</text:span>, e.g., 0.2</text:p></text:note-body></text:note></text:span><text:span text:style-name="T3"> <text:s/>This parameter depends on the ROE, HIT_AND_RUN or STAND_AND_FIGHT.<text:tab/></text:span></text:p>
      <text:p text:style-name="Definitions"><draw:frame draw:style-name="fr1" draw:name="Object49" text:anchor-type="as-char" svg:width="0.2374in" svg:height="0.2398in" draw:z-index="38"><draw:object xlink:href="./Object 52" xlink:type="simple" xlink:show="embed" xlink:actuate="onLoad"/><draw:image xlink:href="./ObjectReplacements/Object 52" xlink:type="simple" xlink:show="embed" xlink:actuate="onLoad"/></draw:frame><text:span text:style-name="T3"><text:tab/>=<text:tab/>The duration of the attrition interval in days.</text:span></text:p>
      <text:p text:style-name="P6"/>
      <text:p text:style-name="P1">If <draw:frame draw:style-name="fr1" draw:name="Object57" text:anchor-type="as-char" svg:width="0.2043in" svg:height="0.2772in" draw:z-index="39"><draw:object xlink:href="./Object 60" xlink:type="simple" xlink:show="embed" xlink:actuate="onLoad"/><draw:image xlink:href="./ObjectReplacements/Object 60" xlink:type="simple" xlink:show="embed" xlink:actuate="onLoad"/></draw:frame> is 0, then of course the NF cannot attack. <text:s/>Otherwise, whether the NF will actually attack or not depends on the ROE, HIT_AND_RUN or STAND_AND_FIGHT.</text:p>
      <text:list xml:id="list2126570444" text:continue-list="list1260908289" text:style-name="Outline">
        <text:list-item>
          <text:list>
            <text:list-item>
              <text:list>
                <text:list-item>
                  <text:list>
                    <text:list-item>
                      <text:h text:style-name="Heading_20_4" text:outline-level="4">Loss Exchange Ratio</text:h>
                    </text:list-item>
                  </text:list>
                </text:list-item>
              </text:list>
            </text:list-item>
          </text:list>
        </text:list-item>
      </text:list>
      <text:p text:style-name="Text_20_body">The loss exchange ratio (LER) for an attack is the number of NF casualties for each UF trooper killed. <text:s/><text:soft-page-break/>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40"><draw:object xlink:href="./Object 85" xlink:type="simple" xlink:show="embed" xlink:actuate="onLoad"/><draw:image xlink:href="./ObjectReplacements/Object 85" xlink:type="simple" xlink:show="embed" xlink:actuate="onLoad"/></draw:frame><text:tab/>=<text:tab/><text:span text:style-name="T3">The Expected Loss Exchange Ratio: the expected number of NF casualties per UF casualty, when the UF fires back. <text:s/>This number depends on the NF's attacking ROE.</text:span><text:span text:style-name="T3"><text:note text:id="ftn21" text:note-class="footnote"><text:note-citation>21</text:note-citation><text:note-body><text:p text:style-name="Footnote">Model parameter, <text:span text:style-name="T12">aam.NFvsUF.</text:span><text:span text:style-name="T14">roe</text:span><text:span text:style-name="T12">.ELER</text:span>, e.g., 0.33 for HIT_AND_RUN, 3.0 for STAND_AND_FIGHT.</text:p></text:note-body></text:note></text:span><text:span text:style-name="T3"> </text:span></text:p>
      <text:p text:style-name="P7"><text:span text:style-name="T3"><draw:frame draw:style-name="fr1" draw:name="Object83" text:anchor-type="as-char" svg:width="0.2772in" svg:height="0.2772in" draw:z-index="41"><draw:object xlink:href="./Object 86" xlink:type="simple" xlink:show="embed" xlink:actuate="onLoad"/><draw:image xlink:href="./ObjectReplacements/Object 86" xlink:type="simple" xlink:show="embed" xlink:actuate="onLoad"/></draw:frame></text:span><text:span text:style-name="T3"><text:tab/>=<text:tab/>The composite cooperation of the neighborhood with the NF.</text:span></text:p>
      <text:p text:style-name="P7"><text:span text:style-name="T3"><draw:frame draw:style-name="fr1" draw:name="Object87" text:anchor-type="as-char" svg:width="0.2772in" svg:height="0.278in" draw:z-index="47"><draw:object xlink:href="./Object 87" xlink:type="simple" xlink:show="embed" xlink:actuate="onLoad"/><draw:image xlink:href="./ObjectReplacements/Object 87" xlink:type="simple" xlink:show="embed" xlink:actuate="onLoad"/></draw:frame></text:span><text:span text:style-name="T3">=<text:tab/>=<text:tab/>The composite cooperation of the neighborhood with the UF.</text:span></text:p>
      <text:p text:style-name="P21"><text:span text:style-name="T3"><draw:frame draw:style-name="fr1" draw:name="Object61" text:anchor-type="as-char" svg:width="0.852in" svg:height="0.2772in" draw:z-index="48"><draw:object xlink:href="./Object 64" xlink:type="simple" xlink:show="embed" xlink:actuate="onLoad"/><draw:image xlink:href="./ObjectReplacements/Object 64" xlink:type="simple" xlink:show="embed" xlink:actuate="onLoad"/></draw:frame></text:span><text:span text:style-name="T3"><text:tab/>=<text:tab/>The maximum loss exchange ratio the NF is willing to accept when attacking with the specified ROE.</text:span><text:span text:style-name="T3"><text:note text:id="ftn22" text:note-class="footnote"><text:note-citation>22</text:note-citation><text:note-body><text:p text:style-name="Footnote">Model parameter, <text:span text:style-name="T12">aam.NFvsUF.</text:span><text:span text:style-name="T14">roe</text:span><text:span text:style-name="T12">.MAXLER</text:span>, e.g., 0.25 for HIT_AND_RUN, 4.0 for STAND_AND_FIGHT.</text:p></text:note-body></text:note></text:span></text:p>
      <text:p text:style-name="P6"/>
      <text:p text:style-name="P1">Then</text:p>
      <text:p text:style-name="Text_20_body"><text:span text:style-name="T3"><text:tab/></text:span><text:span text:style-name="T3"><draw:frame draw:style-name="fr1" draw:name="Object88" text:anchor-type="as-char" svg:width="2.4807in" svg:height="0.5453in" draw:z-index="49"><draw:object xlink:href="./Object 88" xlink:type="simple" xlink:show="embed" xlink:actuate="onLoad"/><draw:image xlink:href="./ObjectReplacements/Object 88" xlink:type="simple" xlink:show="embed" xlink:actuate="onLoad"/></draw:frame></text:span></text:p>
      <text:p text:style-name="P1">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1">The NF will only attack if the LER is their favor. <text:s/>That is,</text:p>
      <text:p text:style-name="Pseudocode"><text:span text:style-name="T3">If </text:span><text:span text:style-name="T3"><draw:frame draw:style-name="fr1" draw:name="Object58" text:anchor-type="as-char" svg:width="1.5728in" svg:height="0.2772in" draw:z-index="50"><draw:object xlink:href="./Object 61" xlink:type="simple" xlink:show="embed" xlink:actuate="onLoad"/><draw:image xlink:href="./ObjectReplacements/Object 61" xlink:type="simple" xlink:show="embed" xlink:actuate="onLoad"/></draw:frame></text:span></text:p>
      <text:p text:style-name="P33"><text:tab/>Then attack,</text:p>
      <text:p text:style-name="P33"><text:tab/>Otherwise do not attack.</text:p>
      <text:p text:style-name="P33"/>
      <text:list xml:id="list2049521171" text:continue-numbering="true" text:style-name="Outline">
        <text:list-item>
          <text:list>
            <text:list-item>
              <text:list>
                <text:list-item>
                  <text:list>
                    <text:list-item>
                      <text:h text:style-name="Heading_20_4" text:outline-level="4">NF and UF Casualties</text:h>
                    </text:list-item>
                  </text:list>
                </text:list-item>
              </text:list>
            </text:list-item>
          </text:list>
        </text:list-item>
      </text:list>
      <text:p text:style-name="Text_20_body"><text:span text:style-name="T1">Hit-and-Run:</text:span><text:span text:style-name="T2">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18"><draw:object xlink:href="./Object 89" xlink:type="simple" xlink:show="embed" xlink:actuate="onLoad"/><draw:image xlink:href="./ObjectReplacements/Object 89" xlink:type="simple" xlink:show="embed" xlink:actuate="onLoad"/></draw:frame> casualties on the UF during each attack.<text:note text:id="ftn23" text:note-class="footnote"><text:note-citation>23</text:note-citation><text:note-body><text:p text:style-name="Footnote">Model parameter, <text:span text:style-name="T12">aam.NFvsUF.HIT_AND_RUN.ufCasualties,</text:span> e.g., 4.</text:p></text:note-body></text:note> <text:s/>Since they would not be attacking unless the Loss Exchange Ratio were in their favor, we know that they are <text:span text:style-name="T3">prepared to take </text:span><text:span text:style-name="T3"><draw:frame draw:style-name="fr1" draw:name="Object91" text:anchor-type="as-char" svg:width="0.902in" svg:height="0.2772in" draw:z-index="19"><draw:object xlink:href="./Object 91" xlink:type="simple" xlink:show="embed" xlink:actuate="onLoad"/><draw:image xlink:href="./ObjectReplacements/Object 91" xlink:type="simple" xlink:show="embed" xlink:actuate="onLoad"/></draw:frame></text:span><text:span text:style-name="T3"> casualties in each attack, where</text:span></text:p>
      <text:p text:style-name="Text_20_body"><text:span text:style-name="T3"><text:tab/></text:span><text:span text:style-name="T3"><draw:frame draw:style-name="fr1" draw:name="Object92" text:anchor-type="as-char" svg:width="2.6811in" svg:height="0.278in" draw:z-index="24"><draw:object xlink:href="./Object 92" xlink:type="simple" xlink:show="embed" xlink:actuate="onLoad"/><draw:image xlink:href="./ObjectReplacements/Object 92" xlink:type="simple" xlink:show="embed" xlink:actuate="onLoad"/></draw:frame></text:span></text:p>
      <text:p text:style-name="P12"><text:soft-page-break/><text:span text:style-name="T3">Stand-and-Fight:</text:span><text:span text:style-name="T4"> <text:s/>When the ROE is STAND_AND_FIGHT, on the other hand, the NF is prepared to suffer significant casualties in order kill UF personnel. <text:s/>We assume that the NF is willing to expend </text:span><text:span text:style-name="T4"><draw:frame draw:style-name="fr1" draw:name="Object90" text:anchor-type="as-char" svg:width="0.902in" svg:height="0.2772in" draw:z-index="29"><draw:object xlink:href="./Object 90" xlink:type="simple" xlink:show="embed" xlink:actuate="onLoad"/><draw:image xlink:href="./ObjectReplacements/Object 90" xlink:type="simple" xlink:show="embed" xlink:actuate="onLoad"/></draw:frame></text:span><text:span text:style-name="T4"> personnel to kill as many UF personnel as they can.</text:span><text:span text:style-name="T4"><text:note text:id="ftn24" text:note-class="footnote"><text:note-citation>24</text:note-citation><text:note-body><text:p text:style-name="Footnote">Model parameter, <text:span text:style-name="T12">aam.NFvsUF.STAND_AND_FIGHT.nfCasualties</text:span>, e.g., 20</text:p></text:note-body></text:note></text:span><text:span text:style-name="T4"> <text:s/>Given the LER, they can then kill</text:span></text:p>
      <text:p text:style-name="P12"><text:span text:style-name="T4"><text:tab/></text:span><text:span text:style-name="T4"><draw:frame draw:style-name="fr1" draw:name="Object93" text:anchor-type="as-char" svg:width="2.478in" svg:height="0.5799in" draw:z-index="30"><draw:object xlink:href="./Object 93" xlink:type="simple" xlink:show="embed" xlink:actuate="onLoad"/><draw:image xlink:href="./ObjectReplacements/Object 93" xlink:type="simple" xlink:show="embed" xlink:actuate="onLoad"/></draw:frame></text:span></text:p>
      <text:p text:style-name="P1">In either case, the number of NF casualties actually incurred depends on the Defending ROE of the UF: unless they fire back, no NF personnel will be killed. <text:s/>However, the NF must make their plans presuming that the UF will fire back.</text:p>
      <text:p text:style-name="P1">Now, the NF can potentially make <draw:frame draw:style-name="fr1" draw:name="Object68" text:anchor-type="as-char" svg:width="0.2043in" svg:height="0.2772in" draw:z-index="42"><draw:object xlink:href="./Object 71" xlink:type="simple" xlink:show="embed" xlink:actuate="onLoad"/><draw:image xlink:href="./ObjectReplacements/Object 71"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43"><draw:object xlink:href="./Object 72" xlink:type="simple" xlink:show="embed" xlink:actuate="onLoad"/><draw:image xlink:href="./ObjectReplacements/Object 72" xlink:type="simple" xlink:show="embed" xlink:actuate="onLoad"/></draw:frame> is computed as follows.</text:p>
      <text:p text:style-name="P1"><text:tab/><draw:frame draw:style-name="fr1" draw:name="Object70" text:anchor-type="as-char" svg:width="3.4764in" svg:height="0.7in" draw:z-index="51"><draw:object xlink:href="./Object 73" xlink:type="simple" xlink:show="embed" xlink:actuate="onLoad"/><draw:image xlink:href="./ObjectReplacements/Object 73" xlink:type="simple" xlink:show="embed" xlink:actuate="onLoad"/></draw:frame></text:p>
      <text:p text:style-name="Text_20_body"><text:span text:style-name="T3">Given that an attack is possible, and the LER is in the NF's favor, the NF will </text:span><text:span text:style-name="T10">always</text:span><text:span text:style-name="T3"> attack at least once.</text:span></text:p>
      <text:p text:style-name="P1">The total number of UF casualties is then</text:p>
      <text:p text:style-name="Text_20_body"><text:span text:style-name="T3"><text:tab/></text:span><text:span text:style-name="T3"><draw:frame draw:style-name="fr1" draw:name="Object71" text:anchor-type="as-char" svg:width="4.0453in" svg:height="0.3362in" draw:z-index="52"><draw:object xlink:href="./Object 74" xlink:type="simple" xlink:show="embed" xlink:actuate="onLoad"/><draw:image xlink:href="./ObjectReplacements/Object 74" xlink:type="simple" xlink:show="embed" xlink:actuate="onLoad"/></draw:frame></text:span></text:p>
      <text:p text:style-name="P1">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27">NF Attacks</text:p>
          </table:table-cell>
          <table:table-cell table:style-name="Table5.A1" office:value-type="string">
            <text:p text:style-name="P27">UF Defends</text:p>
          </table:table-cell>
          <table:table-cell table:style-name="Table5.C1" office:value-type="string">
            <text:p text:style-name="P27">UF Fires Back</text:p>
          </table:table-cell>
        </table:table-row>
        <table:table-row>
          <table:table-cell table:style-name="Table5.A2" office:value-type="string">
            <text:p text:style-name="P23">HIT_AND_RUN</text:p>
          </table:table-cell>
          <table:table-cell table:style-name="Table5.A2" office:value-type="string">
            <text:p text:style-name="P23">FIRE_BACK_IMMEDIATELY</text:p>
          </table:table-cell>
          <table:table-cell table:style-name="Table5.C2" office:value-type="string">
            <text:p text:style-name="P23">Yes</text:p>
          </table:table-cell>
        </table:table-row>
        <table:table-row>
          <table:table-cell table:style-name="Table5.A2" office:value-type="string">
            <text:p text:style-name="P23">HIT_AND_RUN</text:p>
          </table:table-cell>
          <table:table-cell table:style-name="Table5.A2" office:value-type="string">
            <text:p text:style-name="P23">FIRE_BACK_IF_PRESSED</text:p>
          </table:table-cell>
          <table:table-cell table:style-name="Table5.C2" office:value-type="string">
            <text:p text:style-name="P23">No</text:p>
          </table:table-cell>
        </table:table-row>
        <table:table-row>
          <table:table-cell table:style-name="Table5.A2" office:value-type="string">
            <text:p text:style-name="P23">HIT_AND_RUN</text:p>
          </table:table-cell>
          <table:table-cell table:style-name="Table5.A2" office:value-type="string">
            <text:p text:style-name="P23">HOLD_FIRE</text:p>
          </table:table-cell>
          <table:table-cell table:style-name="Table5.C2" office:value-type="string">
            <text:p text:style-name="P23">No</text:p>
          </table:table-cell>
        </table:table-row>
        <table:table-row>
          <table:table-cell table:style-name="Table5.A2" office:value-type="string">
            <text:p text:style-name="P23">STAND_AND_FIGHT</text:p>
          </table:table-cell>
          <table:table-cell table:style-name="Table5.A2" office:value-type="string">
            <text:p text:style-name="P23">FIRE_BACK_IMMEDIATELY</text:p>
          </table:table-cell>
          <table:table-cell table:style-name="Table5.C2" office:value-type="string">
            <text:p text:style-name="P23">Yes</text:p>
          </table:table-cell>
        </table:table-row>
        <table:table-row>
          <table:table-cell table:style-name="Table5.A2" office:value-type="string">
            <text:p text:style-name="P23">STAND_AND_FIGHT</text:p>
          </table:table-cell>
          <table:table-cell table:style-name="Table5.A2" office:value-type="string">
            <text:p text:style-name="P23">FIRE_BACK_IF_PRESSED</text:p>
          </table:table-cell>
          <table:table-cell table:style-name="Table5.C2" office:value-type="string">
            <text:p text:style-name="P23">Yes</text:p>
          </table:table-cell>
        </table:table-row>
        <table:table-row>
          <table:table-cell table:style-name="Table5.A2" office:value-type="string">
            <text:p text:style-name="P23">STAND_AND_FIGHT</text:p>
          </table:table-cell>
          <table:table-cell table:style-name="Table5.A2" office:value-type="string">
            <text:p text:style-name="P23">HOLD_FIRE</text:p>
          </table:table-cell>
          <table:table-cell table:style-name="Table5.C2" office:value-type="string">
            <text:p text:style-name="P23">No</text:p>
          </table:table-cell>
        </table:table-row>
      </table:table>
      <text:p text:style-name="P1"/>
      <text:p text:style-name="P1"><text:soft-page-break/>If the UF fires back, then the number of NF casualties is</text:p>
      <text:p text:style-name="Text_20_body"><text:span text:style-name="T3"><text:tab/></text:span><text:span text:style-name="T3"><draw:frame draw:style-name="fr1" draw:name="Object72" text:anchor-type="as-char" svg:width="4.2953in" svg:height="0.3055in" draw:z-index="53"><draw:object xlink:href="./Object 75" xlink:type="simple" xlink:show="embed" xlink:actuate="onLoad"/><draw:image xlink:href="./ObjectReplacements/Object 75" xlink:type="simple" xlink:show="embed" xlink:actuate="onLoad"/></draw:frame></text:span></text:p>
      <text:p text:style-name="P1">Otherwise, no NF casualties are incurred.</text:p>
      <text:list xml:id="list1649117250" text:continue-numbering="true" text:style-name="Outline">
        <text:list-item>
          <text:list>
            <text:list-item>
              <text:list>
                <text:list-item>
                  <text:list>
                    <text:list-item>
                      <text:h text:style-name="Heading_20_4" text:outline-level="4">Civilian Collateral Damage</text:h>
                    </text:list-item>
                  </text:list>
                </text:list-item>
              </text:list>
            </text:list-item>
          </text:list>
        </text:list-item>
      </text:list>
      <text:p text:style-name="Text_20_body"><text:span text:style-name="T3">For Spiral </text:span><text:change text:change-id="ct146977736"/><text:change-start text:change-id="ct146979656"/><text:span text:style-name="T3">2A</text:span><text:change-end text:change-id="ct146979656"/><text:span text:style-name="T3"> we assume no collateral damage from the NF attack itself</text:span><text:span text:style-name="T20">—</text:span><text:span text:style-name="T22">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2"><text:tab/></text:span><text:span text:style-name="T22"><draw:frame draw:style-name="fr1" draw:name="Object56" text:anchor-type="as-char" svg:width="2.3366in" svg:height="0.278in" draw:z-index="56"><draw:object xlink:href="./Object 59" xlink:type="simple" xlink:show="embed" xlink:actuate="onLoad"/><draw:image xlink:href="./ObjectReplacements/Object 59" xlink:type="simple" xlink:show="embed" xlink:actuate="onLoad"/></draw:frame></text:span></text:p>
      <text:p text:style-name="P13">where</text:p>
      <text:p text:style-name="Definitions"><text:span text:style-name="T22"><draw:frame draw:style-name="fr1" draw:name="Object53" text:anchor-type="as-char" svg:width="0.452in" svg:height="0.2319in" draw:z-index="57"><draw:object xlink:href="./Object 56" xlink:type="simple" xlink:show="embed" xlink:actuate="onLoad"/><draw:image xlink:href="./ObjectReplacements/Object 56" xlink:type="simple" xlink:show="embed" xlink:actuate="onLoad"/></draw:frame></text:span><text:span text:style-name="T22"><text:tab/>=<text:tab/>the Expected Collateral Damage per NF Casualty. <text:s/>This is a model parameter which depends on the urbanization level (urban, suburban, or rural) of the neighborhood, and on the NF's ROE.</text:span><text:span text:style-name="T22"><text:note text:id="ftn25" text:note-class="footnote"><text:note-citation>25</text:note-citation><text:note-body><text:p text:style-name="Footnote">Model parameter: <text:span text:style-name="T12">aam.NFvsUF.ECDC.</text:span><text:span text:style-name="T14">urbanization</text:span><text:span text:style-name="T3">, e.g., 0.1 for RURAL, 0.15 for SUBURBAN, 0.2 for URBAN</text:span></text:p></text:note-body></text:note></text:span></text:p>
      <text:p text:style-name="Text_20_body"/>
      <text:list xml:id="list1538168369" text:continue-numbering="true" text:style-name="Outline">
        <text:list-item>
          <text:list>
            <text:list-item>
              <text:h text:style-name="P59" text:outline-level="2"><text:bookmark-start text:name="__RefHeading__31420625"/>Applying Attrition<text:bookmark-end text:name="__RefHeading__31420625"/></text:h>
            </text:list-item>
          </text:list>
        </text:list-item>
      </text:list>
      <text:p text:style-name="P1">All attrition is computed before any attrition is applied to the neighborhood.<text:change-start text:change-id="ct146981880"/> <text:s/>Attrition to a group is applied to each of a group's units in the neighborhood in proportion to its size<text:change-end text:change-id="ct146981880"/><text:change-start text:change-id="ct146983128"/>. <text:s/>The attrition applied to each unit is also applied to the unit's staffing pool.<text:change-end text:change-id="ct146983128"/><text:change-start text:change-id="ct146981304"/> <text:s/>Organization and civilian attrition is saved for later assessment by the DAM rule sets.<text:change-end text:change-id="ct146981304"/></text:p>
      <text:list xml:id="list1119601894" text:continue-numbering="true" text:style-name="Outline">
        <text:list-item>
          <text:list>
            <text:list-item>
              <text:list>
                <text:list-item>
                  <text:h text:style-name="P5" text:outline-level="3"><text:change text:change-id="ct146980904"/></text:h>
                </text:list-item>
                <text:list-item>
                  <text:h text:style-name="P5" text:outline-level="3"><text:change text:change-id="ct146983848"/><text:soft-page-break/></text:h>
                </text:list-item>
              </text:list>
            </text:list-item>
          </text:list>
        </text:list-item>
      </text:list>
      <text:p text:style-name="P1"><text:change text:change-id="ct146982928"/>First, we build a list of the <text:change-start text:change-id="ct146980096"/>units in the neighborhood that belong to the group being attrited.<text:change-end text:change-id="ct146980096"/><text:change-start text:change-id="ct146724504"/> <text:s/>(Note that civilian units from other neighborhoods are treated as belonging to distinct groups.)<text:change-end text:change-id="ct146724504"/><text:change text:change-id="ct146980760"/> </text:p>
      <text:p text:style-name="P1"><text:change-start text:change-id="ct146983608"/>Next, we compute the total number of personnel in the list of units.</text:p>
      <text:p text:style-name="P1"><text:change-end text:change-id="ct146983608"/><text:change text:change-id="ct146982536"/>Next, we compute the fraction of the <text:change-start text:change-id="ct146982664"/>total <text:change-end text:change-id="ct146982664"/><text:change text:change-id="ct146983944"/>represented by each of the <text:change text:change-id="ct146984040"/><text:change-start text:change-id="ct146984136"/>units<text:change-end text:change-id="ct146984136"/>.</text:p>
      <text:p text:style-name="P1"><text:change-start text:change-id="ct146726016"/>Next, we sort the list of units in decreasing order of size.</text:p>
      <text:p text:style-name="P1"><text:change-end text:change-id="ct146726016"/>Next we apply attrition to each <text:change text:change-id="ct146984232"/><text:change-start text:change-id="ct146984328"/>unit<text:change-end text:change-id="ct146984328"/> in turn, attriting it by its proportional share of the casualties. <text:s/>Let</text:p>
      <text:p text:style-name="P7">casualties<text:span text:style-name="T3"><text:tab/>=<text:tab/>The total number of casualties to inflict</text:span></text:p>
      <text:p text:style-name="P7">i<text:span text:style-name="T3"><text:tab/>=<text:tab/>The index of the </text:span>i<text:span text:style-name="T3">th </text:span><text:change text:change-id="ct146984424"/><text:change-start text:change-id="ct146984520"/><text:span text:style-name="T3">unit</text:span><text:change-end text:change-id="ct146984520"/><text:span text:style-name="T3"> to receive casualties</text:span></text:p>
      <text:p text:style-name="P7"><text:span text:style-name="T3"><draw:frame draw:style-name="fr1" draw:name="Object59" text:anchor-type="as-char" svg:width="0.1402in" svg:height="0.2772in" draw:z-index="44"><draw:object xlink:href="./Object 62" xlink:type="simple" xlink:show="embed" xlink:actuate="onLoad"/><draw:image xlink:href="./ObjectReplacements/Object 62" xlink:type="simple" xlink:show="embed" xlink:actuate="onLoad"/></draw:frame></text:span><text:span text:style-name="T3"><text:tab/>=<text:tab/>The fraction of </text:span>casualties<text:span text:style-name="T3"> to be taken by </text:span>i<text:span text:style-name="T3">.</text:span></text:p>
      <text:p text:style-name="P6"/>
      <text:p text:style-name="P1">Then,</text:p>
      <text:p text:style-name="Pseudocode"><text:span text:style-name="T3">Let </text:span><text:span text:style-name="T16">r</text:span><text:span text:style-name="T3"> := </text:span><text:span text:style-name="T16">casualties</text:span></text:p>
      <text:p text:style-name="Pseudocode">For each <text:change text:change-id="ct146985360"/><text:change-start text:change-id="ct146986048"/>unit<text:change-end text:change-id="ct146986048"/> <text:span text:style-name="T16">i</text:span><text:span text:style-name="T3"> to be attrited,</text:span></text:p>
      <text:p text:style-name="Pseudocode"><text:span text:style-name="T3"><text:tab/>Let </text:span><text:span text:style-name="T16">k</text:span><text:span text:style-name="T3"> = <text:s/></text:span><text:span text:style-name="T3"><draw:frame draw:style-name="fr1" draw:name="Object60" text:anchor-type="as-char" svg:width="2.0937in" svg:height="0.3047in" draw:z-index="45"><draw:object xlink:href="./Object 63" xlink:type="simple" xlink:show="embed" xlink:actuate="onLoad"/><draw:image xlink:href="./ObjectReplacements/Object 63" xlink:type="simple" xlink:show="embed" xlink:actuate="onLoad"/></draw:frame></text:span></text:p>
      <text:p text:style-name="Pseudocode"><text:span text:style-name="T3"><text:tab/>Apply </text:span><text:span text:style-name="T16">k</text:span><text:span text:style-name="T3"> casualties to </text:span><text:span text:style-name="T16">r</text:span><text:span text:style-name="T3">.</text:span></text:p>
      <text:p text:style-name="Pseudocode"><text:span text:style-name="T3"><text:tab/>Let </text:span><text:span text:style-name="T3"><draw:frame draw:style-name="fr1" draw:name="Object63" text:anchor-type="as-char" svg:width="0.5807in" svg:height="0.2319in" draw:z-index="46"><draw:object xlink:href="./Object 66" xlink:type="simple" xlink:show="embed" xlink:actuate="onLoad"/><draw:image xlink:href="./ObjectReplacements/Object 66" xlink:type="simple" xlink:show="embed" xlink:actuate="onLoad"/></draw:frame></text:span></text:p>
      <text:p text:style-name="Pseudocode"><text:span text:style-name="T3"><text:tab/>If </text:span><text:span text:style-name="T16">r</text:span><text:span text:style-name="T3"> is 0, then stop.</text:span></text:p>
      <text:p text:style-name="P33"/>
      <text:p text:style-name="P8">This algorithm rounds fractional casualties in favor of the smaller <text:change text:change-id="ct146974128"/><text:change-start text:change-id="ct146804352"/>units<text:change-end text:change-id="ct146804352"/>; the smallest <text:change text:change-id="ct146987984"/><text:change-start text:change-id="ct146988200"/>unit<text:change-end text:change-id="ct146988200"/> will tend to get less than its "fair" share of casualties. </text:p>
      <text:p text:style-name="P1"><text:change text:change-id="ct146988296"/></text:p>
      <text:list xml:id="list151032491" text:continue-numbering="true" text:style-name="Outline">
        <text:list-item>
          <text:list>
            <text:list-item>
              <text:h text:style-name="Heading_20_2" text:outline-level="2"><text:soft-page-break/>Assessing the Attitude Implications</text:h>
            </text:list-item>
          </text:list>
        </text:list-item>
      </text:list>
      <text:p text:style-name="Text_20_body">Once attrition has been computed and applied, it is necessary to assess the implications for civilian and organization attitudes via the CIVCAS and ORGCAS rule sets in the Driver Assessment Model (DAM).</text:p>
      <text:list xml:id="list1121343843" text:continue-numbering="true" text:style-name="Outline">
        <text:list-item>
          <text:list>
            <text:list-item>
              <text:list>
                <text:list-item>
                  <text:h text:style-name="Heading_20_3" text:outline-level="3">Contrasted with JNEM</text:h>
                </text:list-item>
              </text:list>
            </text:list-item>
          </text:list>
        </text:list-item>
      </text:list>
      <text:p text:style-name="P1">In theory, JNEM assesses civilian and organization casualties incident by incident<text:span text:style-name="T19">—</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1">In general, then, attrition happens when it happens, and the attitude effects of different incidents can interfere with each other (based on sharing the same cause) as they play out over time.</text:p>
      <text:p text:style-name="P1">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1">Magic attrition to civilian and organization groups will be applied to those groups as it occurs, but the total attrition will be saved and assessed with the normal attrition at the end of the week.</text:p>
      <text:list xml:id="list607026115" text:continue-numbering="true" text:style-name="Outline">
        <text:list-item>
          <text:list>
            <text:list-item>
              <text:list>
                <text:list-item>
                  <text:h text:style-name="Heading_20_3" text:outline-level="3">Satisfaction Effects of Attrition</text:h>
                </text:list-item>
              </text:list>
            </text:list-item>
          </text:list>
        </text:list-item>
      </text:list>
      <text:p text:style-name="P19">We will assess the satisfaction effects of attrition on a civilian or organization group as follows. <text:s/>First, all attrition occurring during the week, both magic and normal, to group <text:span text:style-name="T16">f</text:span><text:span text:style-name="T3"> in neighborhood </text:span><text:span text:style-name="T16">n</text:span><text:span text:style-name="T3"> will</text:span> be accumulated in the <text:span text:style-name="T1">attrit_nf</text:span><text:span text:style-name="T2"> table. <text:s/>Let</text:span></text:p>
      <text:p text:style-name="Definitions"><text:span text:style-name="T2">n<text:tab/>=<text:tab/></text:span><text:span text:style-name="T4">The neighborhood</text:span><text:change-start text:change-id="ct145204904"/><text:span text:style-name="T4">. <text:s/>For civilian units, this is the neighborhood of origin</text:span><text:change-end text:change-id="ct145204904"/><text:change-start text:change-id="ct145206680"/><text:span text:style-name="T4">, rather than the neighborhood in which the attrition occurred. <text:s/>(They will often be the same, of course.)</text:span><text:change-end text:change-id="ct145206680"/></text:p>
      <text:p text:style-name="P7"><text:span text:style-name="T2">f</text:span><text:span text:style-name="T4"><text:tab/>=<text:tab/>The attrited civilian or organization group. <text:s/>If </text:span><text:span text:style-name="T2">f</text:span><text:span text:style-name="T4"> is a civilian group, it </text:span><text:change text:change-id="ct145206776"/><text:change-start text:change-id="ct145206944"/><text:span text:style-name="T4">will</text:span><text:change-end text:change-id="ct145206944"/><text:span text:style-name="T4"> be resident in neighborhood </text:span><text:span text:style-name="T2">n</text:span><text:span text:style-name="T4">.</text:span></text:p>
      <text:p text:style-name="P7"><text:span text:style-name="T2">ftype</text:span><text:span text:style-name="T4"><text:tab/>=<text:tab/>The group type, CIV or ORG.</text:span></text:p>
      <text:p text:style-name="P7"><text:span text:style-name="T2">casualties</text:span><text:span text:style-name="T4"><text:tab/>=<text:tab/>The total number of casualties to </text:span><text:span text:style-name="T2">f</text:span><text:span text:style-name="T4"> in </text:span><text:span text:style-name="T2">n</text:span><text:span text:style-name="T4"> during the week.</text:span></text:p>
      <text:p text:style-name="P7"><text:span text:style-name="T4"><draw:frame draw:style-name="fr1" draw:name="Object75" text:anchor-type="as-char" svg:width="0.7492in" svg:height="0.2772in" draw:z-index="54"><draw:object xlink:href="./Object 78" xlink:type="simple" xlink:show="embed" xlink:actuate="onLoad"/><draw:image xlink:href="./ObjectReplacements/Object 78" xlink:type="simple" xlink:show="embed" xlink:actuate="onLoad"/></draw:frame></text:span><text:span text:style-name="T4"><text:tab/>=<text:tab/>A Z-curve, dependent on the group type, which converts a total number of </text:span><text:span text:style-name="T4">casualties into a casualty multiplier used in the CIVCAS or ORGCAS </text:span><text:soft-page-break/><text:span text:style-name="T4">satisfaction rules.</text:span><text:span text:style-name="T4"><text:note text:id="ftn26" text:note-class="footnote"><text:note-citation>26</text:note-citation><text:note-body><text:p text:style-name="Footnote">Model parameters: <text:span text:style-name="T12">dam.CIVCAS.Zsat, dam.ORGCAS.Zsat</text:span></text:p></text:note-body></text:note></text:span></text:p>
      <text:p text:style-name="P7"><text:span text:style-name="T2">M</text:span><text:span text:style-name="T4"><text:tab/>=<text:tab/>The casualty multiplier.</text:span></text:p>
      <text:p text:style-name="P16"/>
      <text:p text:style-name="Text_20_body"><text:span text:style-name="T4">We compute the casualty multiplier, </text:span><text:span text:style-name="T17">M</text:span><text:span text:style-name="T4">, as follows:</text:span></text:p>
      <text:p text:style-name="Text_20_body"><text:span text:style-name="T4"><text:tab/></text:span><text:span text:style-name="T4"><draw:frame draw:style-name="fr1" draw:name="Object74" text:anchor-type="as-char" svg:width="1.7264in" svg:height="0.2772in" draw:z-index="55"><draw:object xlink:href="./Object 77" xlink:type="simple" xlink:show="embed" xlink:actuate="onLoad"/><draw:image xlink:href="./ObjectReplacements/Object 77" xlink:type="simple" xlink:show="embed" xlink:actuate="onLoad"/></draw:frame></text:span></text:p>
      <text:p text:style-name="Text_20_body"><text:span text:style-name="T4">When the CIVCAS or ORGCAS rule set is </text:span><text:span text:style-name="T11">triggered</text:span><text:span text:style-name="T4">, it has access to </text:span><text:span text:style-name="T17">n</text:span><text:span text:style-name="T4">, </text:span><text:span text:style-name="T17">f</text:span><text:span text:style-name="T4">, </text:span><text:span text:style-name="T17">casualties</text:span><text:span text:style-name="T4">, and </text:span><text:span text:style-name="T17">M.</text:span></text:p>
      <text:list xml:id="list1001435200" text:continue-numbering="true" text:style-name="Outline">
        <text:list-item>
          <text:list>
            <text:list-item>
              <text:list>
                <text:list-item>
                  <text:h text:style-name="Heading_20_3" text:outline-level="3">Cooperation Effects of Attrition</text:h>
                </text:list-item>
              </text:list>
            </text:list-item>
          </text:list>
        </text:list-item>
      </text:list>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3">Athena accumulates the total casualties to <text:s/>group </text:span><text:span text:style-name="T16">f</text:span><text:span text:style-name="T3"> in neighborhood </text:span><text:span text:style-name="T16">n</text:span><text:span text:style-name="T3"> in which force group </text:span><text:span text:style-name="T16">g</text:span><text:span text:style-name="T3"> was in some way involved in the </text:span><text:span text:style-name="T10">attrit_nfg</text:span><text:span text:style-name="T4"> table. <text:s/>If two force groups are involved in an altercation, as is usually the case, the total civilian casualties are attributed equally to both.</text:span></text:p>
      <text:p text:style-name="P32">Then, let</text:p>
      <text:p text:style-name="P32"/>
      <text:p text:style-name="Definitions"><text:span text:style-name="T2">n<text:tab/>=<text:tab/></text:span><text:span text:style-name="T4">The neighborhood</text:span><text:change-start text:change-id="ct147016296"/><text:span text:style-name="T4"> of origin, rather than the neighborhood in which the attrition occurred. <text:s/>(They will often be the same, of course.)</text:span><text:change-end text:change-id="ct147016296"/></text:p>
      <text:p text:style-name="P7"><text:span text:style-name="T2">f</text:span><text:span text:style-name="T4"><text:tab/>=<text:tab/>The attrited civilian group, resident in </text:span><text:span text:style-name="T2">n</text:span><text:span text:style-name="T4">.</text:span></text:p>
      <text:p text:style-name="P7"><text:span text:style-name="T2">g</text:span><text:span text:style-name="T4"><text:tab/>=<text:tab/>A force group.</text:span></text:p>
      <text:p text:style-name="P7"><text:span text:style-name="T2">casualties</text:span><text:span text:style-name="T4"><text:tab/>=<text:tab/>The total number of casualties to </text:span><text:span text:style-name="T2">f</text:span><text:span text:style-name="T4"> in </text:span><text:span text:style-name="T2">n</text:span><text:span text:style-name="T4"> during the week in which </text:span><text:span text:style-name="T2">g</text:span><text:span text:style-name="T4"> was involved.</text:span></text:p>
      <text:p text:style-name="P7"><text:span text:style-name="T4"><draw:frame draw:style-name="fr1" draw:name="Object78" text:anchor-type="as-char" svg:width="0.2484in" svg:height="0.2772in" draw:z-index="2"><draw:object xlink:href="./Object 81" xlink:type="simple" xlink:show="embed" xlink:actuate="onLoad"/><draw:image xlink:href="./ObjectReplacements/Object 81" xlink:type="simple" xlink:show="embed" xlink:actuate="onLoad"/></draw:frame></text:span><text:span text:style-name="T4"><text:tab/>=<text:tab/>The relationship between neighborhood group </text:span><text:span text:style-name="T2">nf</text:span><text:span text:style-name="T4"> and force group </text:span><text:span text:style-name="T2">g</text:span><text:span text:style-name="T4">.</text:span></text:p>
      <text:p text:style-name="P7"><text:span text:style-name="T4"><draw:frame draw:style-name="fr1" draw:name="Object77" text:anchor-type="as-char" svg:width="0.6965in" svg:height="0.2335in" draw:z-index="3"><draw:object xlink:href="./Object 80" xlink:type="simple" xlink:show="embed" xlink:actuate="onLoad"/><draw:image xlink:href="./ObjectReplacements/Object 80" xlink:type="simple" xlink:show="embed" xlink:actuate="onLoad"/></draw:frame></text:span><text:span text:style-name="T4"><text:tab/>=<text:tab/>A Z-curve which converts a total number of casualties into a casualty multiplier used in the CIVCAS coop rules.</text:span><text:span text:style-name="T4"><text:note text:id="ftn27" text:note-class="footnote"><text:note-citation>27</text:note-citation><text:note-body><text:p text:style-name="Footnote">Model parameter: <text:span text:style-name="T12">dam.CIVCAS.Zcoop</text:span></text:p></text:note-body></text:note></text:span><text:span text:style-name="T4"> <text:s/>It will usually be the same as </text:span><text:span text:style-name="T4"><draw:frame draw:style-name="fr1" draw:name="Object79" text:anchor-type="as-char" svg:width="0.7083in" svg:height="0.2772in" draw:z-index="4"><draw:object xlink:href="./Object 82" xlink:type="simple" xlink:show="embed" xlink:actuate="onLoad"/><draw:image xlink:href="./ObjectReplacements/Object 82" xlink:type="simple" xlink:show="embed" xlink:actuate="onLoad"/></draw:frame></text:span></text:p>
      <text:p text:style-name="P7"><text:span text:style-name="T2">M</text:span><text:span text:style-name="T4"><text:tab/>=<text:tab/>The resulting casualty multiplier.</text:span></text:p>
      <text:p text:style-name="P16"/>
      <text:p text:style-name="Text_20_body"><text:span text:style-name="T4">We compute the casualty multiplier, </text:span><text:span text:style-name="T17">M</text:span><text:span text:style-name="T4">, as follows:</text:span></text:p>
      <text:p text:style-name="Text_20_body"><text:span text:style-name="T4"><text:tab/></text:span><text:span text:style-name="T4"><draw:frame draw:style-name="fr1" draw:name="Object76" text:anchor-type="as-char" svg:width="1.6756in" svg:height="0.2335in" draw:z-index="5"><draw:object xlink:href="./Object 79" xlink:type="simple" xlink:show="embed" xlink:actuate="onLoad"/><draw:image xlink:href="./ObjectReplacements/Object 79" xlink:type="simple" xlink:show="embed" xlink:actuate="onLoad"/></draw:frame></text:span></text:p>
      <text:p text:style-name="Text_20_body"><text:span text:style-name="T4">When the CIVCAS rule set is triggered it has access to </text:span><text:span text:style-name="T17">n</text:span><text:span text:style-name="T4">, </text:span><text:span text:style-name="T17">f</text:span><text:span text:style-name="T4">, </text:span><text:span text:style-name="T17">g</text:span><text:span text:style-name="T4">, </text:span><text:span text:style-name="T17">casualties</text:span><text:span text:style-name="T4">, </text:span><text:span text:style-name="T17"><draw:frame draw:style-name="fr1" draw:name="Object80" text:anchor-type="as-char" svg:width="0.2484in" svg:height="0.2772in" draw:z-index="8"><draw:object xlink:href="./Object 83" xlink:type="simple" xlink:show="embed" xlink:actuate="onLoad"/><draw:image xlink:href="./ObjectReplacements/Object 83" xlink:type="simple" xlink:show="embed" xlink:actuate="onLoad"/></draw:frame></text:span><text:span text:style-name="T17">, </text:span><text:span text:style-name="T4">and </text:span><text:span text:style-name="T17">M.</text:span><text:span text:style-name="T4"> <text:s/>The actual magnitude of the rule firing will be</text:span></text:p>
      <text:p text:style-name="Text_20_body"><text:span text:style-name="T4"><text:tab/></text:span><text:span text:style-name="T4"><draw:frame draw:style-name="fr1" draw:name="Object81" text:anchor-type="as-char" svg:width="2.3783in" svg:height="0.3047in" draw:z-index="9"><draw:object xlink:href="./Object 84" xlink:type="simple" xlink:show="embed" xlink:actuate="onLoad"/><draw:image xlink:href="./ObjectReplacements/Object 84" xlink:type="simple" xlink:show="embed" xlink:actuate="onLoad"/></draw:frame></text:span><text:span text:style-name="T4"> </text:span></text:p>
      <text:p text:style-name="Text_20_body"><text:soft-page-break/><text:span text:style-name="T4">where M- connotes a medium-sized negative (i.e., -5.0 point) effect. <text:s/>See the </text:span><text:span text:style-name="T17">Athena Rules</text:span><text:span text:style-name="T4"> document for details on how rule magnitudes are specifi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Outlin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AAM, V2<text:tab/><text:tab/>June, 2010</text:p>
      </style:header>
      <style:footer>
        <text:p text:style-name="Footer"><text:tab/><text:page-number text:select-page="current">5</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0-06-25T11:16:01</dc:date>
    <meta:editing-duration>PT618H47M05S</meta:editing-duration>
    <meta:editing-cycles>343</meta:editing-cycles>
    <meta:generator>OpenOffice.org/3.1$Linux OpenOffice.org_project/310m19$Build-9420</meta:generator>
    <meta:print-date>2010-06-24T13:38:57</meta:print-date>
    <meta:printed-by>Will Duquette</meta:printed-by>
    <dc:creator>Will Duquette</dc:creator>
    <meta:document-statistic meta:table-count="3" meta:image-count="0" meta:object-count="58" meta:page-count="24" meta:paragraph-count="494" meta:word-count="6291" meta:character-count="38081"/>
    <meta:user-defined meta:name="Info 1"/>
    <meta:user-defined meta:name="Info 2"/>
    <meta:user-defined meta:name="Info 3"/>
    <meta:user-defined meta:name="Info 4"/>
  </office:meta>
</office:document-meta>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6/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59/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60/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61/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7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2/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3/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75/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7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78/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79/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80/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8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2/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83/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4/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85/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8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8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88/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89/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90/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93/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